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Configurations2/" manifest:media-type="application/vnd.sun.xml.ui.configuration"/>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tyles.xml" manifest:media-type="text/xml"/>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Quicksand" svg:font-family="Quicksand" style:font-pitch="variable"/>
    <style:font-face style:name="ArialMT" svg:font-family="ArialM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MT1" svg:font-family="ArialMT"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861in" fo:margin-left="0in" fo:margin-top="0in" fo:margin-bottom="0in" table:align="left" style:writing-mode="lr-tb"/>
    </style:style>
    <style:style style:name="Table1.A" style:family="table-column">
      <style:table-column-properties style:column-width="0.9806in"/>
    </style:style>
    <style:style style:name="Table1.B" style:family="table-column">
      <style:table-column-properties style:column-width="1.766in"/>
    </style:style>
    <style:style style:name="Table1.C" style:family="table-column">
      <style:table-column-properties style:column-width="3.7396in"/>
    </style:style>
    <style:style style:name="Table1.1" style:family="table-row">
      <style:table-row-properties fo:keep-together="auto"/>
    </style:style>
    <style:style style:name="Table1.A1" style:family="table-cell">
      <style:table-cell-properties fo:padding="0.0694in" fo:border="1pt solid #000000"/>
    </style:style>
    <style:style style:name="Table2" style:family="table">
      <style:table-properties style:width="6.4965in" fo:margin-top="0in" fo:margin-bottom="0in" table:align="left" style:writing-mode="lr-tb"/>
    </style:style>
    <style:style style:name="Table2.A" style:family="table-column">
      <style:table-column-properties style:column-width="1.2778in"/>
    </style:style>
    <style:style style:name="Table2.B" style:family="table-column">
      <style:table-column-properties style:column-width="1.2861in"/>
    </style:style>
    <style:style style:name="Table2.C" style:family="table-column">
      <style:table-column-properties style:column-width="1.5604in"/>
    </style:style>
    <style:style style:name="Table2.D" style:family="table-column">
      <style:table-column-properties style:column-width="2.3722in"/>
    </style:style>
    <style:style style:name="Table2.1" style:family="table-row">
      <style:table-row-properties fo:keep-together="auto"/>
    </style:style>
    <style:style style:name="Table2.A1" style:family="table-cell">
      <style:table-cell-properties fo:padding="0.0694in" fo:border="1pt solid #000000"/>
    </style:style>
    <style:style style:name="Table2.2" style:family="table-row">
      <style:table-row-properties style:min-row-height="1.8542in" fo:keep-together="auto"/>
    </style:style>
    <style:style style:name="Table2.A5" style:family="table-cell">
      <style:table-cell-properties fo:padding="0.0694in" fo:border-left="1pt solid #000000" fo:border-right="1pt solid #000000" fo:border-top="none" fo:border-bottom="1pt solid #000000"/>
    </style:style>
    <style:style style:name="Table3" style:family="table">
      <style:table-properties style:width="6.5in" fo:margin-left="0in" fo:margin-top="0in" fo:margin-bottom="0in" table:align="left" style:writing-mode="lr-tb"/>
    </style:style>
    <style:style style:name="Table3.A" style:family="table-column">
      <style:table-column-properties style:column-width="0.9521in"/>
    </style:style>
    <style:style style:name="Table3.B" style:family="table-column">
      <style:table-column-properties style:column-width="2.3181in"/>
    </style:style>
    <style:style style:name="Table3.C" style:family="table-column">
      <style:table-column-properties style:column-width="3.2299in"/>
    </style:style>
    <style:style style:name="Table3.1" style:family="table-row">
      <style:table-row-properties fo:keep-together="auto"/>
    </style:style>
    <style:style style:name="Table3.A1" style:family="table-cell">
      <style:table-cell-properties fo:padding="0.0694in" fo:border="1pt solid #000000"/>
    </style:style>
    <style:style style:name="Table4" style:family="table">
      <style:table-properties style:width="2.625in" fo:margin-top="0in" fo:margin-bottom="0in" table:align="left" style:writing-mode="lr-tb"/>
    </style:style>
    <style:style style:name="Table4.A" style:family="table-column">
      <style:table-column-properties style:column-width="1.6222in"/>
    </style:style>
    <style:style style:name="Table4.B" style:family="table-column">
      <style:table-column-properties style:column-width="1.0028in"/>
    </style:style>
    <style:style style:name="Table4.1" style:family="table-row">
      <style:table-row-properties fo:keep-together="auto"/>
    </style:style>
    <style:style style:name="Table4.A1" style:family="table-cell">
      <style:table-cell-properties fo:padding="0.0694in" fo:border="1pt solid #000000"/>
    </style:style>
    <style:style style:name="Table4.2" style:family="table-row">
      <style:table-row-properties style:min-row-height="0.3438in" fo:keep-together="auto"/>
    </style:style>
    <style:style style:name="Table5" style:family="table">
      <style:table-properties style:width="6.4861in" fo:margin-left="0in" fo:margin-top="0in" fo:margin-bottom="0in" table:align="left" style:writing-mode="lr-tb"/>
    </style:style>
    <style:style style:name="Table5.A" style:family="table-column">
      <style:table-column-properties style:column-width="0.8125in"/>
    </style:style>
    <style:style style:name="Table5.B" style:family="table-column">
      <style:table-column-properties style:column-width="1.184in"/>
    </style:style>
    <style:style style:name="Table5.C" style:family="table-column">
      <style:table-column-properties style:column-width="1.1861in"/>
    </style:style>
    <style:style style:name="Table5.D" style:family="table-column">
      <style:table-column-properties style:column-width="3.3028in"/>
    </style:style>
    <style:style style:name="Table5.1" style:family="table-row">
      <style:table-row-properties fo:keep-together="auto"/>
    </style:style>
    <style:style style:name="Table5.A1" style:family="table-cell">
      <style:table-cell-properties fo:padding="0.0694in" fo:border="1pt solid #000000"/>
    </style:style>
    <style:style style:name="Table5.A2" style:family="table-cell">
      <style:table-cell-properties style:vertical-align="middle" fo:padding="0.0694in" fo:border-left="1pt solid #000000" fo:border-right="1pt solid #000000" fo:border-top="none" fo:border-bottom="1pt solid #000000"/>
    </style:style>
    <style:style style:name="Table5.B2" style:family="table-cell">
      <style:table-cell-properties fo:padding="0.0694in" fo:border-left="1pt solid #000000" fo:border-right="1pt solid #000000" fo:border-top="none" fo:border-bottom="1pt solid #000000"/>
    </style:style>
    <style:style style:name="Table5.C2" style:family="table-cell">
      <style:table-cell-properties fo:padding="0.0694in" fo:border-left="1pt solid #000000" fo:border-right="1pt solid #000000" fo:border-top="none" fo:border-bottom="1pt solid #000000"/>
    </style:style>
    <style:style style:name="Table5.D2" style:family="table-cell">
      <style:table-cell-properties fo:padding="0.0694in" fo:border-left="1pt solid #000000" fo:border-right="1pt solid #000000" fo:border-top="none" fo:border-bottom="1pt solid #000000"/>
    </style:style>
    <style:style style:name="Table5.A3" style:family="table-cell">
      <style:table-cell-properties fo:padding="0.0694in" fo:border-left="1pt solid #000000" fo:border-right="1pt solid #000000" fo:border-top="none" fo:border-bottom="1pt solid #000000"/>
    </style:style>
    <style:style style:name="Table5.B3" style:family="table-cell">
      <style:table-cell-properties fo:padding="0.0694in" fo:border-left="1pt solid #000000" fo:border-right="1pt solid #000000" fo:border-top="none" fo:border-bottom="1pt solid #000000"/>
    </style:style>
    <style:style style:name="Table5.C3" style:family="table-cell">
      <style:table-cell-properties fo:padding="0.0694in" fo:border-left="1pt solid #000000" fo:border-right="1pt solid #000000" fo:border-top="none" fo:border-bottom="1pt solid #000000"/>
    </style:style>
    <style:style style:name="Table5.D3" style:family="table-cell">
      <style:table-cell-properties fo:padding="0.0694in" fo:border-left="1pt solid #000000" fo:border-right="1pt solid #000000" fo:border-top="none" fo:border-bottom="1pt solid #000000"/>
    </style:style>
    <style:style style:name="Table5.A4" style:family="table-cell">
      <style:table-cell-properties fo:padding="0.0694in" fo:border-left="1pt solid #000000" fo:border-right="1pt solid #000000" fo:border-top="none" fo:border-bottom="1pt solid #000000"/>
    </style:style>
    <style:style style:name="Table5.B4" style:family="table-cell">
      <style:table-cell-properties fo:padding="0.0694in" fo:border-left="1pt solid #000000" fo:border-right="1pt solid #000000" fo:border-top="none" fo:border-bottom="1pt solid #000000"/>
    </style:style>
    <style:style style:name="Table5.C4" style:family="table-cell">
      <style:table-cell-properties fo:padding="0.0694in" fo:border-left="1pt solid #000000" fo:border-right="1pt solid #000000" fo:border-top="none" fo:border-bottom="1pt solid #000000"/>
    </style:style>
    <style:style style:name="Table5.D4" style:family="table-cell">
      <style:table-cell-properties fo:padding="0.0694in" fo:border-left="1pt solid #000000" fo:border-right="1pt solid #000000" fo:border-top="none" fo:border-bottom="1pt solid #000000"/>
    </style:style>
    <style:style style:name="Table5.5" style:family="table-row">
      <style:table-row-properties style:min-row-height="0.2917in" fo:keep-together="auto"/>
    </style:style>
    <style:style style:name="Table5.A5" style:family="table-cell">
      <style:table-cell-properties style:vertical-align="middle" fo:padding="0.0104in" fo:border="1pt solid #000000"/>
    </style:style>
    <style:style style:name="Table5.A7" style:family="table-cell">
      <style:table-cell-properties style:vertical-align="middle" fo:padding="0.0694in" fo:border-left="1pt solid #000000" fo:border-right="1pt solid #000000" fo:border-top="1pt solid #000000" fo:border-bottom="none"/>
    </style:style>
    <style:style style:name="Table5.8" style:family="table-row">
      <style:table-row-properties style:min-row-height="0.7729in" fo:keep-together="auto"/>
    </style:style>
    <style:style style:name="Table5.A8" style:family="table-cell">
      <style:table-cell-properties fo:padding="0.0694in" fo:border-left="1pt solid #000000" fo:border-right="1pt solid #000000" fo:border-top="none" fo:border-bottom="none"/>
    </style:style>
    <style:style style:name="Table5.A9" style:family="table-cell">
      <style:table-cell-properties fo:padding="0.0694in" fo:border-left="1pt solid #000000" fo:border-right="1pt solid #000000" fo:border-top="none" fo:border-bottom="none"/>
    </style:style>
    <style:style style:name="Table5.10" style:family="table-row">
      <style:table-row-properties style:min-row-height="0.3229in" fo:keep-together="auto"/>
    </style:style>
    <style:style style:name="Table5.A11" style:family="table-cell">
      <style:table-cell-properties style:vertical-align="middle" fo:padding="0.0104in" fo:border-left="1pt solid #000000" fo:border-right="1pt solid #000000" fo:border-top="none" fo:border-bottom="none"/>
    </style:style>
    <style:style style:name="Table5.A12" style:family="table-cell">
      <style:table-cell-properties style:vertical-align="middle" fo:padding="0.0104in" fo:border-left="1pt solid #000000" fo:border-right="1pt solid #000000" fo:border-top="none" fo:border-bottom="1pt solid #000000"/>
    </style:style>
    <style:style style:name="Table6" style:family="table">
      <style:table-properties style:width="6.4931in" fo:margin-left="0in" fo:margin-top="0in" fo:margin-bottom="0in" table:align="left" style:writing-mode="lr-tb"/>
    </style:style>
    <style:style style:name="Table6.A" style:family="table-column">
      <style:table-column-properties style:column-width="1.7528in"/>
    </style:style>
    <style:style style:name="Table6.B" style:family="table-column">
      <style:table-column-properties style:column-width="1.5611in"/>
    </style:style>
    <style:style style:name="Table6.C" style:family="table-column">
      <style:table-column-properties style:column-width="1.9965in"/>
    </style:style>
    <style:style style:name="Table6.D" style:family="table-column">
      <style:table-column-properties style:column-width="1.181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P1" style:family="paragraph" style:parent-style-name="Heading_20_3">
      <style:paragraph-properties fo:margin-top="0.222in" fo:margin-bottom="0.0555in" loext:contextual-spacing="false" fo:text-align="justify" style:justify-single-word="false"/>
      <style:text-properties style:font-name="Quicksand" fo:font-size="14pt" style:font-size-asian="14pt" style:font-size-complex="14pt"/>
    </style:style>
    <style:style style:name="P2" style:family="paragraph" style:parent-style-name="List_20_Paragraph">
      <style:paragraph-properties fo:text-align="justify" style:justify-single-word="false"/>
      <style:text-properties fo:color="#000000" style:font-name="Quicksand" fo:font-size="14pt" style:letter-kerning="false" style:font-name-asian="Times New Roman1" style:font-size-asian="14pt" style:font-name-complex="Times New Roman1" style:font-size-complex="14pt"/>
    </style:style>
    <style:style style:name="P3" style:family="paragraph" style:parent-style-name="List_20_Paragraph" style:list-style-name="WWNum7">
      <style:paragraph-properties fo:text-align="justify" style:justify-single-word="false"/>
      <style:text-properties style:font-name="Quicksand" fo:font-size="14pt" style:font-size-asian="14pt" style:font-size-complex="14pt"/>
    </style:style>
    <style:style style:name="P4" style:family="paragraph" style:parent-style-name="List_20_Paragraph" style:list-style-name="WWNum8">
      <style:paragraph-properties fo:text-align="justify" style:justify-single-word="false"/>
      <style:text-properties style:font-name="Quicksand" fo:font-size="14pt" style:font-size-asian="14pt" style:font-size-complex="14pt"/>
    </style:style>
    <style:style style:name="P5" style:family="paragraph" style:parent-style-name="List_20_Paragraph" style:list-style-name="WWNum9">
      <style:paragraph-properties fo:text-align="justify" style:justify-single-word="false"/>
      <style:text-properties style:font-name="Quicksand" fo:font-size="14pt" style:font-size-asian="14pt" style:font-size-complex="14pt"/>
    </style:style>
    <style:style style:name="P6" style:family="paragraph" style:parent-style-name="List_20_Paragraph">
      <style:paragraph-properties fo:margin-left="0.3335in" fo:margin-right="0in" fo:text-align="justify" style:justify-single-word="false" fo:text-indent="0in" style:auto-text-indent="false"/>
      <style:text-properties fo:color="#000000" style:font-name="Quicksand" fo:font-size="14pt" style:font-size-asian="14pt" style:font-size-complex="14pt"/>
    </style:style>
    <style:style style:name="P7" style:family="paragraph" style:parent-style-name="List_20_Paragraph">
      <style:paragraph-properties fo:margin-left="0.3335in" fo:margin-right="0in" fo:text-align="justify" style:justify-single-word="false" fo:text-indent="0in" style:auto-text-indent="false"/>
      <style:text-properties style:font-name="Quicksand" fo:font-size="14pt" fo:language="en" fo:country="GB" style:font-name-asian="Helvetica Neue1" style:font-size-asian="14pt" style:font-name-complex="Helvetica Neue1" style:font-size-complex="14pt"/>
    </style:style>
    <style:style style:name="P8" style:family="paragraph" style:parent-style-name="List_20_Paragraph">
      <style:paragraph-properties fo:margin-left="0.3335in" fo:margin-right="0in" fo:text-align="justify" style:justify-single-word="false" fo:text-indent="0in" style:auto-text-indent="false"/>
      <style:text-properties style:font-name="Quicksand" fo:font-size="14pt" style:font-size-asian="14pt" style:font-size-complex="14pt"/>
    </style:style>
    <style:style style:name="P9" style:family="paragraph" style:parent-style-name="List_20_Paragraph">
      <style:paragraph-properties fo:margin-left="0.3335in" fo:margin-right="0in" fo:text-align="justify" style:justify-single-word="false" fo:text-indent="0in" style:auto-text-indent="false"/>
      <style:text-properties style:font-name="Quicksand" fo:font-size="14pt" style:letter-kerning="false" style:font-name-asian="Times New Roman1" style:font-size-asian="14pt" style:font-name-complex="Times New Roman1" style:font-size-complex="14pt"/>
    </style:style>
    <style:style style:name="P10" style:family="paragraph" style:parent-style-name="List_20_Paragraph">
      <style:paragraph-properties fo:margin-left="0.75in" fo:margin-right="0in" fo:text-align="justify" style:justify-single-word="false" fo:text-indent="0in" style:auto-text-indent="false"/>
      <style:text-properties style:font-name="Quicksand" fo:font-size="14pt" style:font-size-asian="14pt" style:font-size-complex="14pt"/>
    </style:style>
    <style:style style:name="P11" style:family="paragraph" style:parent-style-name="List_20_Paragraph">
      <style:paragraph-properties fo:margin-left="0.75in" fo:margin-right="0in" fo:text-align="justify" style:justify-single-word="false" fo:text-indent="0in" style:auto-text-indent="false"/>
    </style:style>
    <style:style style:name="P12" style:family="paragraph" style:parent-style-name="List_20_Paragraph" style:list-style-name="WWNum18">
      <style:paragraph-properties fo:margin-top="0.1665in" fo:margin-bottom="0.1665in" loext:contextual-spacing="true" fo:line-height="100%" fo:text-align="justify" style:justify-single-word="false"/>
      <style:text-properties style:font-name="Quicksand" fo:font-size="14pt" style:font-size-asian="14pt" style:font-size-complex="14pt"/>
    </style:style>
    <style:style style:name="P13" style:family="paragraph" style:parent-style-name="List_20_Paragraph" style:list-style-name="WWNum18">
      <style:paragraph-properties fo:margin-top="0.1665in" fo:margin-bottom="0.1665in" loext:contextual-spacing="true" fo:line-height="100%" fo:text-align="justify" style:justify-single-word="false" style:vertical-align="baseline"/>
      <style:text-properties style:font-name="Quicksand" fo:font-size="14pt" style:font-size-asian="14pt" style:font-size-complex="14pt"/>
    </style:style>
    <style:style style:name="P14" style:family="paragraph" style:parent-style-name="List_20_Paragraph">
      <style:paragraph-properties fo:margin-top="0.1665in" fo:margin-bottom="0in" loext:contextual-spacing="true" fo:line-height="100%" fo:text-align="justify" style:justify-single-word="false" style:vertical-align="baseline"/>
      <style:text-properties fo:color="#000000" style:font-name="Quicksand" fo:font-size="14pt" style:letter-kerning="false" style:font-name-asian="Times New Roman1" style:font-size-asian="14pt" style:font-name-complex="Times New Roman1" style:font-size-complex="14pt"/>
    </style:style>
    <style:style style:name="P15" style:family="paragraph" style:parent-style-name="List_20_Paragraph" style:list-style-name="WWNum18">
      <style:paragraph-properties fo:margin-top="0.1665in" fo:margin-bottom="0in" loext:contextual-spacing="true" fo:line-height="100%" fo:text-align="justify" style:justify-single-word="false" style:vertical-align="baseline"/>
      <style:text-properties style:font-name="Quicksand" fo:font-size="14pt" style:font-size-asian="14pt" style:font-size-complex="14pt"/>
    </style:style>
    <style:style style:name="P16" style:family="paragraph" style:parent-style-name="List_20_Paragraph">
      <style:paragraph-properties fo:margin-left="0.5465in" fo:margin-right="0in" fo:margin-top="0in" fo:margin-bottom="0in" loext:contextual-spacing="true" fo:line-height="100%" fo:text-align="start" style:justify-single-word="false" fo:text-indent="0in" style:auto-text-indent="false"/>
      <style:text-properties style:font-name="Quicksand" fo:font-size="14pt" style:letter-kerning="false" style:font-name-asian="Times New Roman1" style:font-size-asian="14pt" style:font-name-complex="Times New Roman1" style:font-size-complex="14pt"/>
    </style:style>
    <style:style style:name="P17" style:family="paragraph" style:parent-style-name="List_20_Paragraph">
      <style:paragraph-properties fo:margin-left="0.5374in" fo:margin-right="0in" fo:margin-top="0in" fo:margin-bottom="0in" loext:contextual-spacing="true" fo:line-height="100%" fo:text-align="start" style:justify-single-word="false" fo:text-indent="0in" style:auto-text-indent="false"/>
      <style:text-properties style:font-name="Quicksand" fo:font-size="14pt" style:letter-kerning="false" style:font-name-asian="Times New Roman1" style:font-size-asian="14pt" style:font-name-complex="Times New Roman1" style:font-size-complex="14pt"/>
    </style:style>
    <style:style style:name="P18" style:family="paragraph" style:parent-style-name="List_20_Paragraph" style:list-style-name="WWNum17">
      <style:paragraph-properties fo:margin-top="0in" fo:margin-bottom="0in" loext:contextual-spacing="true" fo:line-height="100%" fo:text-align="start" style:justify-single-word="false"/>
    </style:style>
    <style:style style:name="P19" style:family="paragraph" style:parent-style-name="List_20_Paragraph" style:list-style-name="WWNum16">
      <style:paragraph-properties fo:margin-top="0in" fo:margin-bottom="0in" loext:contextual-spacing="true" fo:line-height="100%" fo:text-align="start" style:justify-single-word="false"/>
    </style:style>
    <style:style style:name="P20" style:family="paragraph" style:parent-style-name="List_20_Paragraph" style:list-style-name="WWNum17">
      <style:paragraph-properties fo:margin-top="0in" fo:margin-bottom="0in" loext:contextual-spacing="true" fo:line-height="100%" fo:text-align="start" style:justify-single-word="false"/>
      <style:text-properties style:font-name="Quicksand" fo:font-size="14pt" style:font-size-asian="14pt" style:font-size-complex="14pt"/>
    </style:style>
    <style:style style:name="P21" style:family="paragraph" style:parent-style-name="List_20_Paragraph" style:list-style-name="WWNum16">
      <style:paragraph-properties fo:margin-top="0in" fo:margin-bottom="0in" loext:contextual-spacing="true" fo:line-height="100%" fo:text-align="start" style:justify-single-word="false"/>
      <style:text-properties style:font-name="Quicksand" fo:font-size="14pt" style:font-size-asian="14pt" style:font-size-complex="14pt"/>
    </style:style>
    <style:style style:name="P22" style:family="paragraph" style:parent-style-name="List_20_Paragraph">
      <style:paragraph-properties fo:margin-left="0in" fo:margin-right="0in" fo:text-align="justify" style:justify-single-word="false" fo:text-indent="0in" style:auto-text-indent="false"/>
      <style:text-properties style:font-name="Quicksand" fo:font-size="14pt" style:font-size-asian="14pt" style:font-size-complex="14pt"/>
    </style:style>
    <style:style style:name="P23" style:family="paragraph" style:parent-style-name="List_20_Paragraph" style:list-style-name="WWNum8">
      <style:paragraph-properties fo:margin-left="0in" fo:margin-right="0in" fo:text-align="justify" style:justify-single-word="false" fo:text-indent="0in" style:auto-text-indent="false"/>
      <style:text-properties style:font-name="Quicksand" fo:font-size="14pt" style:font-size-asian="14pt" style:font-size-complex="14pt"/>
    </style:style>
    <style:style style:name="P24" style:family="paragraph" style:parent-style-name="List_20_Paragraph">
      <style:paragraph-properties fo:margin-left="0in" fo:margin-right="0in" fo:text-align="justify" style:justify-single-word="false" fo:text-indent="0in" style:auto-text-indent="false"/>
      <style:text-properties style:font-name="Quicksand" fo:font-size="14pt" officeooo:paragraph-rsid="00116a66" style:font-size-asian="14pt" style:font-size-complex="14pt"/>
    </style:style>
    <style:style style:name="P25" style:family="paragraph" style:parent-style-name="List_20_Paragraph">
      <style:paragraph-properties fo:margin-left="0in" fo:margin-right="0in" fo:text-align="justify" style:justify-single-word="false" fo:text-indent="0in" style:auto-text-indent="false"/>
      <style:text-properties style:font-name="Quicksand" fo:font-size="14pt" officeooo:paragraph-rsid="0017957e" style:font-size-asian="14pt" style:font-size-complex="14pt"/>
    </style:style>
    <style:style style:name="P26" style:family="paragraph" style:parent-style-name="List_20_Paragraph">
      <style:paragraph-properties fo:margin-left="0in" fo:margin-right="0in" fo:text-align="justify" style:justify-single-word="false" fo:text-indent="0in" style:auto-text-indent="false"/>
      <style:text-properties style:font-name="Quicksand" fo:font-size="14pt" officeooo:rsid="0012d8d5" officeooo:paragraph-rsid="0012d8d5" style:font-size-asian="14pt" style:font-size-complex="14pt"/>
    </style:style>
    <style:style style:name="P27" style:family="paragraph" style:parent-style-name="List_20_Paragraph">
      <style:paragraph-properties fo:margin-left="0in" fo:margin-right="0in" fo:text-align="justify" style:justify-single-word="false" fo:text-indent="0in" style:auto-text-indent="false"/>
      <style:text-properties style:font-name="Quicksand" fo:font-size="14pt" officeooo:rsid="00138a3e" officeooo:paragraph-rsid="00138a3e" style:font-size-asian="14pt" style:font-size-complex="14pt"/>
    </style:style>
    <style:style style:name="P28" style:family="paragraph" style:parent-style-name="List_20_Paragraph">
      <style:paragraph-properties fo:margin-left="0in" fo:margin-right="0in" fo:text-align="justify" style:justify-single-word="false" fo:text-indent="0in" style:auto-text-indent="false"/>
      <style:text-properties style:font-name="Quicksand" fo:font-size="14pt" fo:language="en" fo:country="GB" style:font-name-asian="Helvetica Neue1" style:font-size-asian="14pt" style:font-name-complex="Helvetica Neue1" style:font-size-complex="14pt"/>
    </style:style>
    <style:style style:name="P29" style:family="paragraph" style:parent-style-name="List_20_Paragraph">
      <style:paragraph-properties fo:margin-left="0in" fo:margin-right="0in" fo:text-align="justify" style:justify-single-word="false" fo:text-indent="0in" style:auto-text-indent="false"/>
    </style:style>
    <style:style style:name="P30" style:family="paragraph" style:parent-style-name="List_20_Paragraph">
      <style:paragraph-properties fo:margin-left="0in" fo:margin-right="0in" fo:text-align="justify" style:justify-single-word="false" fo:text-indent="0in" style:auto-text-indent="false"/>
      <style:text-properties officeooo:paragraph-rsid="00116a66"/>
    </style:style>
    <style:style style:name="P31" style:family="paragraph" style:parent-style-name="List_20_Paragraph">
      <style:paragraph-properties fo:margin-left="0in" fo:margin-right="0in" fo:text-align="justify" style:justify-single-word="false" fo:text-indent="0in" style:auto-text-indent="false"/>
      <style:text-properties officeooo:paragraph-rsid="0017957e"/>
    </style:style>
    <style:style style:name="P32" style:family="paragraph" style:parent-style-name="Normal_20__28_Web_29_">
      <style:paragraph-properties fo:margin-top="0in" fo:margin-bottom="0in" loext:contextual-spacing="false" fo:text-align="justify" style:justify-single-word="false"/>
      <style:text-properties style:font-name="Quicksand" fo:font-size="14pt" style:font-size-asian="14pt" style:font-size-complex="14pt"/>
    </style:style>
    <style:style style:name="P33" style:family="paragraph" style:parent-style-name="Normal_20__28_Web_29_">
      <style:paragraph-properties fo:margin-top="0in" fo:margin-bottom="0in" loext:contextual-spacing="false" fo:text-align="justify" style:justify-single-word="false"/>
    </style:style>
    <style:style style:name="P34" style:family="paragraph" style:parent-style-name="Normal_20__28_Web_29_">
      <style:paragraph-properties fo:margin-top="0in" fo:margin-bottom="0in" loext:contextual-spacing="false" fo:text-align="justify" style:justify-single-word="false"/>
      <style:text-properties officeooo:paragraph-rsid="00155fc0"/>
    </style:style>
    <style:style style:name="P35" style:family="paragraph" style:parent-style-name="Standard">
      <style:paragraph-properties fo:text-align="start" style:justify-single-word="false"/>
    </style:style>
    <style:style style:name="P36" style:family="paragraph" style:parent-style-name="Standard">
      <style:paragraph-properties fo:text-align="justify" style:justify-single-word="false"/>
      <style:text-properties fo:color="#000000" style:font-name="Quicksand" fo:font-size="14pt" style:font-size-asian="14pt" style:font-size-complex="14pt"/>
    </style:style>
    <style:style style:name="P37" style:family="paragraph" style:parent-style-name="Standard">
      <style:paragraph-properties fo:text-align="justify" style:justify-single-word="false"/>
    </style:style>
    <style:style style:name="P38" style:family="paragraph" style:parent-style-name="Standard">
      <style:paragraph-properties fo:text-align="justify" style:justify-single-word="false"/>
      <style:text-properties style:font-name="Quicksand"/>
    </style:style>
    <style:style style:name="P39" style:family="paragraph" style:parent-style-name="Standard">
      <style:paragraph-properties fo:text-align="justify" style:justify-single-word="false"/>
      <style:text-properties style:font-name="Quicksand" fo:font-size="14pt" style:font-size-asian="14pt" style:font-size-complex="14pt"/>
    </style:style>
    <style:style style:name="P40" style:family="paragraph" style:parent-style-name="Standard">
      <style:paragraph-properties fo:text-align="start" style:justify-single-word="false"/>
      <style:text-properties style:font-name="Quicksand" fo:font-size="14pt" style:font-size-asian="14pt" style:font-size-complex="14pt"/>
    </style:style>
    <style:style style:name="P41" style:family="paragraph" style:parent-style-name="Standard">
      <style:paragraph-properties fo:text-align="justify" style:justify-single-word="false"/>
      <style:text-properties style:font-name="Quicksand" fo:font-size="14pt" fo:font-weight="bold" style:font-size-asian="14pt" style:font-weight-asian="bold" style:font-size-complex="14pt" style:font-weight-complex="bold"/>
    </style:style>
    <style:style style:name="P42" style:family="paragraph" style:parent-style-name="Standard">
      <style:paragraph-properties fo:text-align="justify" style:justify-single-word="false"/>
      <style:text-properties officeooo:rsid="000e5aaa" officeooo:paragraph-rsid="000e5aaa"/>
    </style:style>
    <style:style style:name="P43" style:family="paragraph" style:parent-style-name="Standard">
      <style:paragraph-properties fo:margin-top="0in" fo:margin-bottom="0.1665in" loext:contextual-spacing="false" fo:line-height="100%" fo:text-align="justify" style:justify-single-word="false"/>
      <style:text-properties style:font-name="Quicksand" fo:font-size="14pt" style:font-size-asian="14pt" style:font-size-complex="14pt"/>
    </style:style>
    <style:style style:name="P44" style:family="paragraph" style:parent-style-name="Standard">
      <style:paragraph-properties fo:margin-top="0in" fo:margin-bottom="0.1665in" loext:contextual-spacing="false" fo:line-height="100%" fo:text-align="start" style:justify-single-word="false"/>
      <style:text-properties style:font-name="Quicksand" fo:font-size="12pt" style:letter-kerning="false" style:font-name-asian="Times New Roman1" style:font-size-asian="12pt" style:font-name-complex="Times New Roman1" style:font-size-complex="12pt"/>
    </style:style>
    <style:style style:name="P45" style:family="paragraph" style:parent-style-name="Standard">
      <style:paragraph-properties fo:margin-top="0.139in" fo:margin-bottom="0in" loext:contextual-spacing="false" fo:line-height="100%" fo:text-align="start" style:justify-single-word="false"/>
      <style:text-properties style:font-name="Quicksand" fo:font-size="14pt" style:font-size-asian="14pt" style:font-size-complex="14pt"/>
    </style:style>
    <style:style style:name="P46" style:family="paragraph" style:parent-style-name="Standard">
      <style:paragraph-properties fo:margin-top="0.139in" fo:margin-bottom="0in" loext:contextual-spacing="false" fo:line-height="100%" fo:text-align="justify" style:justify-single-word="false"/>
      <style:text-properties style:font-name="Quicksand" fo:font-size="14pt" style:letter-kerning="false" style:font-name-asian="Times New Roman1" style:font-size-asian="14pt" style:font-name-complex="Times New Roman1" style:font-size-complex="14pt"/>
    </style:style>
    <style:style style:name="P47"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ext-properties style:font-name="Quicksand" fo:font-size="14pt" style:font-size-asian="14pt" style:font-size-complex="14pt"/>
    </style:style>
    <style:style style:name="P48"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ext-properties style:font-name="Quicksand" fo:font-size="14pt" style:letter-kerning="false" style:font-name-asian="Times New Roman1" style:font-size-asian="14pt" style:font-name-complex="Times New Roman1" style:font-size-complex="14pt"/>
    </style:style>
    <style:style style:name="P49" style:family="paragraph" style:parent-style-name="Standard">
      <style:paragraph-properties fo:margin-top="0.0417in" fo:margin-bottom="0in" loext:contextual-spacing="false" fo:line-height="100%" fo:text-align="start" style:justify-single-word="false"/>
      <style:text-properties style:font-name="Quicksand" fo:font-size="14pt" style:font-size-asian="14pt" style:font-size-complex="14pt"/>
    </style:style>
    <style:style style:name="P50" style:family="paragraph" style:parent-style-name="Standard">
      <style:paragraph-properties fo:margin-top="0.0417in" fo:margin-bottom="0in" loext:contextual-spacing="false" fo:line-height="100%" fo:text-align="start" style:justify-single-word="false"/>
      <style:text-properties style:font-name="Quicksand" fo:font-size="14pt" style:letter-kerning="false" style:font-name-asian="Times New Roman1" style:font-size-asian="14pt" style:font-name-complex="Times New Roman1" style:font-size-complex="14pt"/>
    </style:style>
    <style:style style:name="P51" style:family="paragraph" style:parent-style-name="Standard">
      <style:paragraph-properties fo:margin-left="0.5in" fo:margin-right="0in" fo:margin-top="0.0417in" fo:margin-bottom="0in" loext:contextual-spacing="false" fo:line-height="100%" fo:text-align="start" style:justify-single-word="false" fo:text-indent="0in" style:auto-text-indent="false"/>
      <style:text-properties style:font-name="Quicksand" fo:font-size="14pt" style:font-size-asian="14pt" style:font-size-complex="14pt"/>
    </style:style>
    <style:style style:name="P52" style:family="paragraph" style:parent-style-name="Standard">
      <style:paragraph-properties fo:margin-left="0.5in" fo:margin-right="0in" fo:margin-top="0in" fo:margin-bottom="0in" loext:contextual-spacing="false" fo:line-height="100%" fo:text-align="justify" style:justify-single-word="false" fo:text-indent="0in" style:auto-text-indent="false" style:vertical-align="baseline"/>
      <style:text-properties fo:color="#000000" style:font-name="Quicksand" fo:font-size="14pt" style:letter-kerning="false" style:font-name-asian="Times New Roman1" style:font-size-asian="14pt" style:font-name-complex="Calibri1" style:font-size-complex="14pt"/>
    </style:style>
    <style:style style:name="P53" style:family="paragraph" style:parent-style-name="Standard">
      <style:paragraph-properties fo:margin-left="0.5in" fo:margin-right="0in" fo:margin-top="0.1665in" fo:margin-bottom="0.1665in" loext:contextual-spacing="false" fo:line-height="100%" fo:text-align="justify" style:justify-single-word="false" fo:text-indent="0in" style:auto-text-indent="false"/>
      <style:text-properties style:font-name="Quicksand" fo:font-size="14pt" style:font-size-asian="14pt" style:font-size-complex="14pt"/>
    </style:style>
    <style:style style:name="P54" style:family="paragraph" style:parent-style-name="Standard">
      <style:paragraph-properties fo:margin-top="0in" fo:margin-bottom="0in" loext:contextual-spacing="false" fo:line-height="100%" fo:text-align="justify" style:justify-single-word="false"/>
    </style:style>
    <style:style style:name="P55" style:family="paragraph" style:parent-style-name="Standard">
      <style:paragraph-properties fo:margin-top="0in" fo:margin-bottom="0in" loext:contextual-spacing="false" fo:line-height="100%" fo:text-align="justify" style:justify-single-word="false"/>
      <style:text-properties officeooo:paragraph-rsid="00185b69"/>
    </style:style>
    <style:style style:name="P56" style:family="paragraph" style:parent-style-name="Standard">
      <style:paragraph-properties fo:margin-top="0in" fo:margin-bottom="0in" loext:contextual-spacing="false" fo:line-height="100%" fo:text-align="start" style:justify-single-word="false"/>
    </style:style>
    <style:style style:name="P57" style:family="paragraph" style:parent-style-name="Standard">
      <style:paragraph-properties fo:margin-top="0in" fo:margin-bottom="0in" loext:contextual-spacing="false" fo:line-height="100%" fo:text-align="start" style:justify-single-word="false"/>
      <style:text-properties officeooo:paragraph-rsid="00138a3e"/>
    </style:style>
    <style:style style:name="P58" style:family="paragraph" style:parent-style-name="Standard">
      <style:paragraph-properties fo:margin-top="0in" fo:margin-bottom="0in" loext:contextual-spacing="false" fo:line-height="100%" fo:text-align="justify" style:justify-single-word="false"/>
      <style:text-properties fo:color="#000000" style:font-name="Quicksand" fo:font-size="14pt" style:letter-kerning="false" style:font-name-asian="Times New Roman1" style:font-size-asian="14pt" style:font-name-complex="Calibri1" style:font-size-complex="14pt"/>
    </style:style>
    <style:style style:name="P59" style:family="paragraph" style:parent-style-name="Standard" style:list-style-name="WWNum4">
      <style:paragraph-properties fo:margin-top="0in" fo:margin-bottom="0in" loext:contextual-spacing="false" fo:line-height="100%" fo:text-align="justify" style:justify-single-word="false" style:vertical-align="baseline"/>
      <style:text-properties fo:color="#000000" style:font-name="Quicksand" fo:font-size="14pt" officeooo:rsid="000d2e3c" officeooo:paragraph-rsid="000d2e3c" style:letter-kerning="false" style:font-name-asian="Times New Roman1" style:font-size-asian="14pt" style:font-name-complex="Calibri1" style:font-size-complex="14pt"/>
    </style:style>
    <style:style style:name="P60" style:family="paragraph" style:parent-style-name="Standard" style:list-style-name="WWNum5">
      <style:paragraph-properties fo:margin-top="0in" fo:margin-bottom="0in" loext:contextual-spacing="false" fo:line-height="100%" fo:text-align="justify" style:justify-single-word="false" style:vertical-align="baseline"/>
      <style:text-properties fo:color="#000000" style:font-name="Quicksand" fo:font-size="14pt" officeooo:rsid="000d2e3c" officeooo:paragraph-rsid="000d2e3c" style:letter-kerning="false" style:font-name-asian="Times New Roman1" style:font-size-asian="14pt" style:font-name-complex="Calibri1" style:font-size-complex="14pt"/>
    </style:style>
    <style:style style:name="P61" style:family="paragraph" style:parent-style-name="Standard">
      <style:paragraph-properties fo:margin-top="0in" fo:margin-bottom="0in" loext:contextual-spacing="false" fo:line-height="100%" fo:text-align="justify" style:justify-single-word="false"/>
      <style:text-properties fo:color="#000000" style:font-name="Quicksand" fo:font-size="14pt" officeooo:rsid="000d2e3c" officeooo:paragraph-rsid="000d2e3c" style:letter-kerning="false" style:font-name-asian="Times New Roman1" style:font-size-asian="14pt" style:font-name-complex="Calibri1" style:font-size-complex="14pt"/>
    </style:style>
    <style:style style:name="P62" style:family="paragraph" style:parent-style-name="Standard">
      <style:paragraph-properties fo:margin-top="0in" fo:margin-bottom="0in" loext:contextual-spacing="false" fo:line-height="100%" fo:text-align="justify" style:justify-single-word="false"/>
      <style:text-properties fo:color="#000000" style:font-name="Quicksand" fo:font-size="14pt" fo:font-weight="bold" style:font-size-asian="14pt" style:font-weight-asian="bold" style:font-size-complex="14pt" style:font-weight-complex="bold"/>
    </style:style>
    <style:style style:name="P63" style:family="paragraph" style:parent-style-name="Standard">
      <style:paragraph-properties fo:margin-top="0in" fo:margin-bottom="0in" loext:contextual-spacing="false" fo:line-height="100%" fo:text-align="justify" style:justify-single-word="false"/>
      <style:text-properties fo:color="#000000" style:font-name="Quicksand" fo:font-size="14pt" style:font-size-asian="14pt" style:font-size-complex="14pt"/>
    </style:style>
    <style:style style:name="P64" style:family="paragraph" style:parent-style-name="Standard">
      <style:paragraph-properties fo:margin-top="0in" fo:margin-bottom="0in" loext:contextual-spacing="false" fo:line-height="100%" fo:text-align="start" style:justify-single-word="false"/>
      <style:text-properties fo:color="#000000" style:font-name="Quicksand" fo:font-size="12pt" officeooo:rsid="0011b572" officeooo:paragraph-rsid="0011b572" style:letter-kerning="false" style:font-name-asian="Times New Roman1" style:font-size-asian="12pt" style:font-name-complex="Times New Roman1" style:font-size-complex="12pt"/>
    </style:style>
    <style:style style:name="P65" style:family="paragraph" style:parent-style-name="Standard">
      <style:paragraph-properties fo:margin-top="0in" fo:margin-bottom="0in" loext:contextual-spacing="false" fo:line-height="100%" fo:text-align="justify" style:justify-single-word="false"/>
      <style:text-properties style:font-name="Quicksand" fo:font-size="14pt" style:letter-kerning="false" style:font-name-asian="Times New Roman1" style:font-size-asian="14pt" style:font-name-complex="Times New Roman1" style:font-size-complex="14pt"/>
    </style:style>
    <style:style style:name="P66" style:family="paragraph" style:parent-style-name="Standard">
      <style:paragraph-properties fo:margin-top="0in" fo:margin-bottom="0in" loext:contextual-spacing="false" fo:line-height="100%" fo:text-align="start" style:justify-single-word="false"/>
      <style:text-properties style:font-name="Quicksand" fo:font-size="14pt" style:letter-kerning="false" style:font-name-asian="Times New Roman1" style:font-size-asian="14pt" style:font-name-complex="Times New Roman1" style:font-size-complex="14pt"/>
    </style:style>
    <style:style style:name="P67" style:family="paragraph" style:parent-style-name="Standard">
      <style:paragraph-properties fo:margin-top="0in" fo:margin-bottom="0in" loext:contextual-spacing="false" fo:line-height="100%" fo:text-align="justify" style:justify-single-word="false"/>
      <style:text-properties style:font-name="Quicksand" fo:font-size="14pt" style:letter-kerning="false" style:font-name-asian="Times New Roman1" style:font-size-asian="14pt" style:font-name-complex="Calibri1" style:font-size-complex="14pt"/>
    </style:style>
    <style:style style:name="P68" style:family="paragraph" style:parent-style-name="Standard">
      <style:paragraph-properties fo:margin-top="0in" fo:margin-bottom="0in" loext:contextual-spacing="false" fo:line-height="100%" fo:text-align="justify" style:justify-single-word="false"/>
      <style:text-properties style:font-name="Quicksand" fo:font-size="14pt" style:font-size-asian="14pt" style:font-size-complex="14pt"/>
    </style:style>
    <style:style style:name="P69" style:family="paragraph" style:parent-style-name="Standard" style:list-style-name="WWNum1">
      <style:paragraph-properties fo:margin-top="0in" fo:margin-bottom="0in" loext:contextual-spacing="false" fo:line-height="100%" fo:text-align="justify" style:justify-single-word="false" style:vertical-align="baseline"/>
      <style:text-properties style:font-name="Quicksand" fo:font-size="14pt" style:font-size-asian="14pt" style:font-size-complex="14pt"/>
    </style:style>
    <style:style style:name="P70" style:family="paragraph" style:parent-style-name="Standard" style:list-style-name="WWNum2">
      <style:paragraph-properties fo:margin-top="0in" fo:margin-bottom="0in" loext:contextual-spacing="false" fo:line-height="100%" fo:text-align="justify" style:justify-single-word="false" style:vertical-align="baseline"/>
      <style:text-properties style:font-name="Quicksand" fo:font-size="14pt" style:font-size-asian="14pt" style:font-size-complex="14pt"/>
    </style:style>
    <style:style style:name="P71" style:family="paragraph" style:parent-style-name="Standard">
      <style:paragraph-properties fo:margin-top="0in" fo:margin-bottom="0in" loext:contextual-spacing="false" fo:line-height="100%" fo:text-align="justify" style:justify-single-word="false"/>
      <style:text-properties style:font-name="Quicksand" fo:font-size="14pt" officeooo:paragraph-rsid="000d2e3c" style:font-size-asian="14pt" style:font-size-complex="14pt"/>
    </style:style>
    <style:style style:name="P72" style:family="paragraph" style:parent-style-name="Standard">
      <style:paragraph-properties fo:margin-top="0in" fo:margin-bottom="0in" loext:contextual-spacing="false" fo:line-height="100%" fo:text-align="justify" style:justify-single-word="false"/>
      <style:text-properties style:font-name="Quicksand" fo:font-size="14pt" officeooo:paragraph-rsid="00185b69" style:font-size-asian="14pt" style:font-size-complex="14pt"/>
    </style:style>
    <style:style style:name="P73" style:family="paragraph" style:parent-style-name="Standard">
      <style:paragraph-properties fo:margin-top="0in" fo:margin-bottom="0in" loext:contextual-spacing="false" fo:line-height="100%" fo:text-align="start" style:justify-single-word="false"/>
      <style:text-properties style:font-name="Quicksand" fo:font-size="14pt" style:font-size-asian="14pt" style:font-size-complex="14pt"/>
    </style:style>
    <style:style style:name="P74" style:family="paragraph" style:parent-style-name="Standard">
      <style:paragraph-properties fo:margin-top="0in" fo:margin-bottom="0in" loext:contextual-spacing="false" fo:line-height="150%" fo:text-align="justify" style:justify-single-word="false"/>
      <style:text-properties style:font-name="Quicksand" fo:font-size="14pt" style:font-size-asian="14pt" style:font-size-complex="14pt"/>
    </style:style>
    <style:style style:name="P75" style:family="paragraph" style:parent-style-name="Standard">
      <style:paragraph-properties fo:margin-top="0in" fo:margin-bottom="0in" loext:contextual-spacing="false" fo:line-height="100%" fo:text-align="justify" style:justify-single-word="false"/>
      <style:text-properties style:font-name="Quicksand"/>
    </style:style>
    <style:style style:name="P76" style:family="paragraph" style:parent-style-name="Standard" style:list-style-name="WWNum1">
      <style:paragraph-properties fo:margin-top="0in" fo:margin-bottom="0in" loext:contextual-spacing="false" fo:line-height="100%" fo:text-align="justify" style:justify-single-word="false" style:vertical-align="baseline"/>
      <style:text-properties style:font-name="Quicksand"/>
    </style:style>
    <style:style style:name="P77" style:family="paragraph" style:parent-style-name="Standard" style:list-style-name="WWNum3">
      <style:paragraph-properties fo:margin-top="0in" fo:margin-bottom="0in" loext:contextual-spacing="false" fo:line-height="100%" fo:text-align="justify" style:justify-single-word="false" style:vertical-align="baseline"/>
      <style:text-properties style:font-name="Quicksand"/>
    </style:style>
    <style:style style:name="P78" style:family="paragraph" style:parent-style-name="Standard">
      <style:paragraph-properties fo:margin-top="0in" fo:margin-bottom="0in" loext:contextual-spacing="false" fo:line-height="100%" fo:text-align="start" style:justify-single-word="false"/>
      <style:text-properties style:font-name="Quicksand" fo:font-size="12pt" style:font-size-asian="12pt" style:font-size-complex="12pt"/>
    </style:style>
    <style:style style:name="P79" style:family="paragraph" style:parent-style-name="Standard">
      <style:paragraph-properties fo:margin-top="0in" fo:margin-bottom="0in" loext:contextual-spacing="false" fo:line-height="100%" fo:text-align="start" style:justify-single-word="false"/>
      <style:text-properties style:font-name="Quicksand" fo:font-size="12pt" officeooo:rsid="00138a3e" officeooo:paragraph-rsid="00138a3e" style:font-size-asian="12pt" style:font-size-complex="12pt"/>
    </style:style>
    <style:style style:name="P80" style:family="paragraph" style:parent-style-name="Standard">
      <style:paragraph-properties fo:margin-top="0in" fo:margin-bottom="0in" loext:contextual-spacing="false" fo:line-height="100%" fo:text-align="start" style:justify-single-word="false"/>
      <style:text-properties style:font-name="Quicksand" fo:font-size="12pt" officeooo:rsid="00168056" officeooo:paragraph-rsid="00168056" style:font-size-asian="12pt" style:font-size-complex="12pt"/>
    </style:style>
    <style:style style:name="P81" style:family="paragraph" style:parent-style-name="Standard">
      <style:paragraph-properties fo:margin-top="0in" fo:margin-bottom="0in" loext:contextual-spacing="false" fo:line-height="100%" fo:text-align="start" style:justify-single-word="false"/>
      <style:text-properties style:font-name="Quicksand" fo:font-size="12pt" style:letter-kerning="false" style:font-name-asian="Times New Roman1" style:font-size-asian="12pt" style:font-name-complex="Times New Roman1" style:font-size-complex="12pt"/>
    </style:style>
    <style:style style:name="P82" style:family="paragraph" style:parent-style-name="Standard">
      <style:paragraph-properties fo:margin-top="0in" fo:margin-bottom="0in" loext:contextual-spacing="false" fo:line-height="100%" fo:text-align="start" style:justify-single-word="false"/>
      <style:text-properties style:font-name="Quicksand" fo:font-size="12pt" officeooo:rsid="00168056" officeooo:paragraph-rsid="00168056" style:letter-kerning="false" style:font-name-asian="Times New Roman1" style:font-size-asian="12pt" style:font-name-complex="Times New Roman1" style:font-size-complex="12pt"/>
    </style:style>
    <style:style style:name="P83" style:family="paragraph" style:parent-style-name="Standard">
      <style:paragraph-properties fo:margin-top="0.1665in" fo:margin-bottom="0.1665in" loext:contextual-spacing="false" fo:line-height="100%" fo:text-align="justify" style:justify-single-word="false"/>
    </style:style>
    <style:style style:name="P84" style:family="paragraph" style:parent-style-name="Standard">
      <style:paragraph-properties fo:margin-top="0.1665in" fo:margin-bottom="0.1665in" loext:contextual-spacing="false" fo:line-height="100%" fo:text-align="justify" style:justify-single-word="false"/>
      <style:text-properties fo:color="#000000" style:font-name="Quicksand" fo:font-size="14pt" style:letter-kerning="false" style:font-name-asian="Times New Roman1" style:font-size-asian="14pt" style:font-name-complex="Times New Roman1" style:font-size-complex="14pt"/>
    </style:style>
    <style:style style:name="P85" style:family="paragraph" style:parent-style-name="Standard">
      <style:paragraph-properties fo:margin-top="0.1665in" fo:margin-bottom="0.1665in" loext:contextual-spacing="false" fo:line-height="100%" fo:text-align="justify" style:justify-single-word="false"/>
      <style:text-properties style:font-name="Quicksand" fo:font-size="14pt" style:font-size-asian="14pt" style:font-size-complex="14pt"/>
    </style:style>
    <style:style style:name="P86" style:family="paragraph" style:parent-style-name="Standard" style:master-page-name="Standard">
      <style:paragraph-properties fo:text-align="justify" style:justify-single-word="false" style:page-number="auto"/>
      <style:text-properties style:font-name="Quicksand" fo:font-size="14pt" style:font-size-asian="14pt" style:font-size-complex="14pt"/>
    </style:style>
    <style:style style:name="P87" style:family="paragraph" style:parent-style-name="Standard">
      <style:paragraph-properties fo:margin-left="0in" fo:margin-right="0in" fo:text-align="justify" style:justify-single-word="false" fo:text-indent="0in" style:auto-text-indent="false"/>
      <style:text-properties style:font-name="Quicksand" fo:font-size="14pt" style:font-size-asian="14pt" style:font-size-complex="14pt"/>
    </style:style>
    <style:style style:name="P88"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T1" style:family="text">
      <style:text-properties fo:font-size="14pt" style:font-size-asian="14pt" style:font-size-complex="14pt"/>
    </style:style>
    <style:style style:name="T2" style:family="text">
      <style:text-properties fo:font-size="14pt" officeooo:rsid="000d0b67" style:font-size-asian="14pt" style:font-size-complex="14pt"/>
    </style:style>
    <style:style style:name="T3" style:family="text">
      <style:text-properties fo:font-size="14pt" officeooo:rsid="000d2e3c" style:font-size-asian="14pt" style:font-size-complex="14pt"/>
    </style:style>
    <style:style style:name="T4" style:family="text">
      <style:text-properties fo:font-size="14pt" fo:language="en" fo:country="GB" style:font-name-asian="Helvetica Neue1" style:font-size-asian="14pt" style:font-name-complex="Helvetica Neue1" style:font-size-complex="14pt"/>
    </style:style>
    <style:style style:name="T5" style:family="text">
      <style:text-properties fo:font-size="14pt" fo:language="en" fo:country="GB" officeooo:rsid="000d0b67" style:font-name-asian="Helvetica Neue1" style:font-size-asian="14pt" style:font-name-complex="Helvetica Neue1" style:font-size-complex="14pt"/>
    </style:style>
    <style:style style:name="T6" style:family="text">
      <style:text-properties fo:font-size="14pt" fo:language="en" fo:country="GB" officeooo:rsid="000d2e3c" style:font-name-asian="Helvetica Neue1" style:font-size-asian="14pt" style:font-name-complex="Helvetica Neue1" style:font-size-complex="14pt"/>
    </style:style>
    <style:style style:name="T7" style:family="text">
      <style:text-properties fo:color="#000000" style:letter-kerning="false" style:font-name-asian="Times New Roman1" style:font-name-complex="Calibri1"/>
    </style:style>
    <style:style style:name="T8" style:family="text">
      <style:text-properties fo:color="#000000" officeooo:rsid="000d2e3c" style:letter-kerning="false" style:font-name-asian="Times New Roman1" style:font-name-complex="Calibri1"/>
    </style:style>
    <style:style style:name="T9" style:family="text">
      <style:text-properties fo:color="#000000" style:letter-kerning="false" style:font-name-asian="Times New Roman1" style:font-name-complex="Times New Roman1"/>
    </style:style>
    <style:style style:name="T10" style:family="text">
      <style:text-properties fo:color="#000000" officeooo:rsid="0012d8d5" style:letter-kerning="false" style:font-name-asian="Times New Roman1" style:font-name-complex="Times New Roman1"/>
    </style:style>
    <style:style style:name="T11" style:family="text">
      <style:text-properties fo:color="#000000" officeooo:rsid="00185b69" style:letter-kerning="false" style:font-name-asian="Times New Roman1" style:font-name-complex="Times New Roman1"/>
    </style:style>
    <style:style style:name="T12" style:family="text">
      <style:text-properties fo:color="#000000" officeooo:rsid="00189eb6" style:letter-kerning="false" style:font-name-asian="Times New Roman1" style:font-name-complex="Times New Roman1"/>
    </style:style>
    <style:style style:name="T13" style:family="text">
      <style:text-properties fo:color="#000000" fo:font-size="14pt" style:letter-kerning="false" style:font-name-asian="Times New Roman1" style:font-size-asian="14pt" style:font-name-complex="Calibri1" style:font-size-complex="14pt"/>
    </style:style>
    <style:style style:name="T14" style:family="text">
      <style:text-properties fo:color="#000000" fo:font-size="14pt" officeooo:rsid="000d2e3c" style:letter-kerning="false" style:font-name-asian="Times New Roman1" style:font-size-asian="14pt" style:font-name-complex="Calibri1" style:font-size-complex="14pt"/>
    </style:style>
    <style:style style:name="T15" style:family="text">
      <style:text-properties fo:color="#000000" fo:font-size="14pt" officeooo:rsid="000d554d" style:letter-kerning="false" style:font-name-asian="Times New Roman1" style:font-size-asian="14pt" style:font-name-complex="Calibri1" style:font-size-complex="14pt"/>
    </style:style>
    <style:style style:name="T16" style:family="text">
      <style:text-properties fo:color="#000000"/>
    </style:style>
    <style:style style:name="T17" style:family="text">
      <style:text-properties fo:color="#000000" fo:font-weight="bold" style:letter-kerning="false" style:font-name-asian="Times New Roman1" style:font-weight-asian="bold" style:font-name-complex="Times New Roman1" style:font-weight-complex="bold"/>
    </style:style>
    <style:style style:name="T18" style:family="text">
      <style:text-properties fo:color="#000000" fo:font-weight="bold" style:font-weight-asian="bold" style:font-weight-complex="bold"/>
    </style:style>
    <style:style style:name="T19" style:family="text">
      <style:text-properties fo:color="#000000" style:font-name="Quicksand" fo:font-size="14pt" officeooo:rsid="00116a66" style:font-size-asian="14pt" style:font-size-complex="14pt"/>
    </style:style>
    <style:style style:name="T20" style:family="text">
      <style:text-properties fo:color="#000000" style:font-name="Quicksand" fo:font-size="14pt" style:font-size-asian="14pt" style:font-size-complex="14pt"/>
    </style:style>
    <style:style style:name="T21" style:family="text">
      <style:text-properties fo:color="#000000" style:font-name="Quicksand" fo:font-size="14pt" officeooo:rsid="0011b572" style:font-size-asian="14pt" style:font-size-complex="14pt"/>
    </style:style>
    <style:style style:name="T22" style:family="text">
      <style:text-properties fo:color="#000000" style:font-name="Quicksand" fo:font-size="14pt" officeooo:rsid="0012d8d5" style:font-size-asian="14pt" style:font-size-complex="14pt"/>
    </style:style>
    <style:style style:name="T23" style:family="text">
      <style:text-properties fo:color="#000000" style:font-name="Quicksand" fo:font-size="14pt" officeooo:rsid="00138a3e" style:font-size-asian="14pt" style:font-size-complex="14pt"/>
    </style:style>
    <style:style style:name="T24" style:family="text">
      <style:text-properties fo:color="#000000" style:font-name="Quicksand" fo:font-size="14pt" officeooo:rsid="0013f23d" style:font-size-asian="14pt" style:font-size-complex="14pt"/>
    </style:style>
    <style:style style:name="T25" style:family="text">
      <style:text-properties fo:color="#000000" style:font-name="Quicksand" fo:font-size="14pt" officeooo:rsid="0017957e" style:font-size-asian="14pt" style:font-size-complex="14pt"/>
    </style:style>
    <style:style style:name="T26" style:family="text">
      <style:text-properties fo:color="#000000" style:font-name="Quicksand" fo:font-size="14pt" officeooo:rsid="00185b69" style:font-size-asian="14pt" style:font-size-complex="14pt"/>
    </style:style>
    <style:style style:name="T27" style:family="text">
      <style:text-properties fo:color="#000000" style:font-name="Quicksand" fo:font-size="14pt" officeooo:rsid="0013f23d" style:letter-kerning="false" style:font-name-asian="Times New Roman1" style:font-size-asian="14pt" style:font-name-complex="Times New Roman1" style:font-size-complex="14pt"/>
    </style:style>
    <style:style style:name="T28" style:family="text">
      <style:text-properties fo:color="#000000" style:font-name="Quicksand" fo:font-size="14pt" officeooo:rsid="00155fc0" style:letter-kerning="false" style:font-name-asian="Times New Roman1" style:font-size-asian="14pt" style:font-name-complex="Times New Roman1" style:font-size-complex="14pt"/>
    </style:style>
    <style:style style:name="T29" style:family="text">
      <style:text-properties fo:color="#000000" style:font-name="Quicksand" fo:font-size="14pt" style:letter-kerning="false" style:font-name-asian="Times New Roman1" style:font-size-asian="14pt" style:font-name-complex="Times New Roman1" style:font-size-complex="14pt"/>
    </style:style>
    <style:style style:name="T30" style:family="text">
      <style:text-properties fo:color="#000000" style:font-name="Quicksand" fo:font-size="14pt" officeooo:rsid="00185b69" style:letter-kerning="false" style:font-name-asian="Times New Roman1" style:font-size-asian="14pt" style:font-name-complex="Times New Roman1" style:font-size-complex="14pt"/>
    </style:style>
    <style:style style:name="T31" style:family="text">
      <style:text-properties fo:color="#000000" style:font-name="Quicksand" fo:font-size="14pt" officeooo:rsid="00189eb6" style:letter-kerning="false" style:font-name-asian="Times New Roman1" style:font-size-asian="14pt" style:font-name-complex="Times New Roman1" style:font-size-complex="14pt"/>
    </style:style>
    <style:style style:name="T32" style:family="text">
      <style:text-properties fo:color="#000000" style:font-name="Quicksand" fo:font-size="12pt" style:letter-kerning="false" style:font-name-asian="Times New Roman1" style:font-size-asian="12pt" style:font-name-complex="Times New Roman1" style:font-size-complex="12pt"/>
    </style:style>
    <style:style style:name="T33" style:family="text">
      <style:text-properties fo:color="#000000" style:font-name="Quicksand" fo:font-size="12pt" officeooo:rsid="00168056" style:letter-kerning="false" style:font-name-asian="Times New Roman1" style:font-size-asian="12pt" style:font-name-complex="Times New Roman1" style:font-size-complex="12pt"/>
    </style:style>
    <style:style style:name="T34" style:family="text">
      <style:text-properties fo:color="#000000" style:font-name="Quicksand" fo:font-size="12pt" officeooo:rsid="0017957e" style:letter-kerning="false" style:font-name-asian="Times New Roman1" style:font-size-asian="12pt" style:font-name-complex="Times New Roman1" style:font-size-complex="12pt"/>
    </style:style>
    <style:style style:name="T35" style:family="text">
      <style:text-properties fo:color="#000000" style:font-name="Quicksand" fo:font-size="12pt" style:letter-kerning="false" style:font-name-asian="Times New Roman1" style:font-size-asian="12pt" style:font-name-complex="Calibri1" style:font-size-complex="12pt"/>
    </style:style>
    <style:style style:name="T36" style:family="text">
      <style:text-properties fo:color="#000000" style:font-name="Quicksand" fo:font-size="12pt" officeooo:rsid="00168056" style:letter-kerning="false" style:font-name-asian="Times New Roman1" style:font-size-asian="12pt" style:font-name-complex="Calibri1" style:font-size-complex="12pt"/>
    </style:style>
    <style:style style:name="T37" style:family="text">
      <style:text-properties fo:color="#000000" style:font-name="Quicksand" fo:font-size="12pt" fo:language="en" fo:country="GB" officeooo:rsid="0012d8d5" style:letter-kerning="false" style:font-name-asian="Helvetica Neue1" style:font-size-asian="12pt" style:font-name-complex="Helvetica Neue1" style:font-size-complex="12pt"/>
    </style:style>
    <style:style style:name="T38" style:family="text">
      <style:text-properties fo:color="#000000" style:font-name="Quicksand" fo:font-size="12pt" fo:font-weight="bold" style:letter-kerning="false" style:font-name-asian="Times New Roman1" style:font-size-asian="12pt" style:font-weight-asian="bold" style:font-name-complex="Times New Roman1" style:font-size-complex="12pt" style:font-weight-complex="bold"/>
    </style:style>
    <style:style style:name="T39" style:family="text">
      <style:text-properties fo:color="#000000" officeooo:rsid="0011b572"/>
    </style:style>
    <style:style style:name="T40" style:family="text">
      <style:text-properties fo:color="#000000" officeooo:rsid="001597d2"/>
    </style:style>
    <style:style style:name="T41" style:family="text">
      <style:text-properties fo:color="#000000" officeooo:rsid="0017957e"/>
    </style:style>
    <style:style style:name="T42" style:family="text">
      <style:text-properties fo:color="#222222"/>
    </style:style>
    <style:style style:name="T43" style:family="text">
      <style:text-properties fo:color="#222222" fo:background-color="#ffffff" loext:char-shading-value="0"/>
    </style:style>
    <style:style style:name="T44" style:family="text">
      <style:text-properties fo:font-weight="bold" style:font-weight-asian="bold" style:font-weight-complex="bold"/>
    </style:style>
    <style:style style:name="T45" style:family="text">
      <style:text-properties style:letter-kerning="false" style:font-name-asian="Times New Roman1" style:font-name-complex="Calibri1"/>
    </style:style>
    <style:style style:name="T46" style:family="text">
      <style:text-properties style:letter-kerning="false" style:font-name-asian="Times New Roman1" style:font-name-complex="Times New Roman1"/>
    </style:style>
    <style:style style:name="T47" style:family="text">
      <style:text-properties officeooo:rsid="000d554d" style:letter-kerning="false" style:font-name-asian="Times New Roman1" style:font-name-complex="Times New Roman1"/>
    </style:style>
    <style:style style:name="T48" style:family="text">
      <style:text-properties officeooo:rsid="000e5aaa" style:letter-kerning="false" style:font-name-asian="Times New Roman1" style:font-name-complex="Times New Roman1"/>
    </style:style>
    <style:style style:name="T49" style:family="text">
      <style:text-properties officeooo:rsid="000ffb47" style:letter-kerning="false" style:font-name-asian="Times New Roman1" style:font-name-complex="Times New Roman1"/>
    </style:style>
    <style:style style:name="T50" style:family="text">
      <style:text-properties officeooo:rsid="00116a66" style:letter-kerning="false" style:font-name-asian="Times New Roman1" style:font-name-complex="Times New Roman1"/>
    </style:style>
    <style:style style:name="T51" style:family="text">
      <style:text-properties officeooo:rsid="0017957e" style:letter-kerning="false" style:font-name-asian="Times New Roman1" style:font-name-complex="Times New Roman1"/>
    </style:style>
    <style:style style:name="T52" style:family="text">
      <style:text-properties officeooo:rsid="00185b69" style:letter-kerning="false" style:font-name-asian="Times New Roman1" style:font-name-complex="Times New Roman1"/>
    </style:style>
    <style:style style:name="T53" style:family="text">
      <style:text-properties officeooo:rsid="00189eb6" style:letter-kerning="false" style:font-name-asian="Times New Roman1" style:font-name-complex="Times New Roman1"/>
    </style:style>
    <style:style style:name="T54" style:family="text">
      <style:text-properties officeooo:rsid="0018c40f" style:letter-kerning="false" style:font-name-asian="Times New Roman1" style:font-name-complex="Times New Roman1"/>
    </style:style>
    <style:style style:name="T55" style:family="text">
      <style:text-properties style:letter-kerning="false" style:font-name-complex="ArialMT1"/>
    </style:style>
    <style:style style:name="T56" style:family="text">
      <style:text-properties style:font-name-complex="Times New Roman1"/>
    </style:style>
    <style:style style:name="T57" style:family="text">
      <style:text-properties fo:language="en" fo:country="GB" style:font-name-asian="Helvetica Neue1" style:font-name-complex="Helvetica Neue1"/>
    </style:style>
    <style:style style:name="T58" style:family="text">
      <style:text-properties style:font-name="Quicksand" fo:font-size="14pt" style:font-size-asian="14pt" style:font-size-complex="14pt"/>
    </style:style>
    <style:style style:name="T59" style:family="text">
      <style:text-properties style:font-name="Quicksand" fo:font-size="14pt" officeooo:rsid="000ffb47" style:font-size-asian="14pt" style:font-size-complex="14pt"/>
    </style:style>
    <style:style style:name="T60" style:family="text">
      <style:text-properties style:font-name="Quicksand" fo:font-size="14pt" officeooo:rsid="000d0b67" style:font-size-asian="14pt" style:font-size-complex="14pt"/>
    </style:style>
    <style:style style:name="T61" style:family="text">
      <style:text-properties style:font-name="Quicksand" fo:font-size="14pt" officeooo:rsid="0012d8d5" style:font-size-asian="14pt" style:font-size-complex="14pt"/>
    </style:style>
    <style:style style:name="T62" style:family="text">
      <style:text-properties style:font-name="Quicksand" fo:font-size="14pt" officeooo:rsid="001597d2" style:font-size-asian="14pt" style:font-size-complex="14pt"/>
    </style:style>
    <style:style style:name="T63" style:family="text">
      <style:text-properties style:font-name="Quicksand" fo:font-size="14pt" officeooo:rsid="0017957e" style:font-size-asian="14pt" style:font-size-complex="14pt"/>
    </style:style>
    <style:style style:name="T64" style:family="text">
      <style:text-properties style:font-name="Quicksand" fo:font-size="14pt" officeooo:rsid="000d554d" style:letter-kerning="false" style:font-name-asian="Times New Roman1" style:font-size-asian="14pt" style:font-name-complex="Times New Roman1" style:font-size-complex="14pt"/>
    </style:style>
    <style:style style:name="T65" style:family="text">
      <style:text-properties style:font-name="Quicksand" fo:font-size="14pt" style:letter-kerning="false" style:font-name-asian="Times New Roman1" style:font-size-asian="14pt" style:font-name-complex="Times New Roman1" style:font-size-complex="14pt"/>
    </style:style>
    <style:style style:name="T66" style:family="text">
      <style:text-properties style:font-name="Quicksand" fo:font-size="14pt" officeooo:rsid="000e5aaa" style:letter-kerning="false" style:font-name-asian="Times New Roman1" style:font-size-asian="14pt" style:font-name-complex="Times New Roman1" style:font-size-complex="14pt"/>
    </style:style>
    <style:style style:name="T67" style:family="text">
      <style:text-properties style:font-name="Quicksand" fo:font-size="14pt" officeooo:rsid="000ffb47" style:letter-kerning="false" style:font-name-asian="Times New Roman1" style:font-size-asian="14pt" style:font-name-complex="Times New Roman1" style:font-size-complex="14pt"/>
    </style:style>
    <style:style style:name="T68" style:family="text">
      <style:text-properties style:font-name="Quicksand" fo:font-size="14pt" officeooo:rsid="001597d2" style:letter-kerning="false" style:font-name-asian="Times New Roman1" style:font-size-asian="14pt" style:font-name-complex="Times New Roman1" style:font-size-complex="14pt"/>
    </style:style>
    <style:style style:name="T69" style:family="text">
      <style:text-properties style:font-name="Quicksand" fo:font-size="14pt" officeooo:rsid="00185b69" style:letter-kerning="false" style:font-name-asian="Times New Roman1" style:font-size-asian="14pt" style:font-name-complex="Times New Roman1" style:font-size-complex="14pt"/>
    </style:style>
    <style:style style:name="T70" style:family="text">
      <style:text-properties style:font-name="Quicksand" fo:font-size="14pt" officeooo:rsid="00189eb6" style:letter-kerning="false" style:font-name-asian="Times New Roman1" style:font-size-asian="14pt" style:font-name-complex="Times New Roman1" style:font-size-complex="14pt"/>
    </style:style>
    <style:style style:name="T71" style:family="text">
      <style:text-properties style:font-name="Quicksand" fo:font-size="14pt" officeooo:rsid="0018c40f" style:letter-kerning="false" style:font-name-asian="Times New Roman1" style:font-size-asian="14pt" style:font-name-complex="Times New Roman1" style:font-size-complex="14pt"/>
    </style:style>
    <style:style style:name="T72" style:family="text">
      <style:text-properties style:font-name="Quicksand" fo:font-size="14pt" style:letter-kerning="false" style:font-size-asian="14pt" style:font-name-complex="ArialMT1" style:font-size-complex="14pt"/>
    </style:style>
    <style:style style:name="T73" style:family="text">
      <style:text-properties style:font-name="Quicksand" fo:font-size="14pt" officeooo:rsid="00189eb6" style:letter-kerning="false" style:font-size-asian="14pt" style:font-name-complex="ArialMT1" style:font-size-complex="14pt"/>
    </style:style>
    <style:style style:name="T74" style:family="text">
      <style:text-properties style:font-name="Quicksand" fo:font-size="14pt" fo:language="en" fo:country="GB" style:font-name-asian="Helvetica Neue1" style:font-size-asian="14pt" style:font-name-complex="Helvetica Neue1" style:font-size-complex="14pt"/>
    </style:style>
    <style:style style:name="T75" style:family="text">
      <style:text-properties style:font-name="Quicksand" fo:font-size="14pt" fo:language="en" fo:country="GB" officeooo:rsid="000d554d" style:font-name-asian="Helvetica Neue1" style:font-size-asian="14pt" style:font-name-complex="Helvetica Neue1" style:font-size-complex="14pt"/>
    </style:style>
    <style:style style:name="T76" style:family="text">
      <style:text-properties style:font-name="Quicksand" fo:font-size="14pt" fo:language="en" fo:country="GB" officeooo:rsid="000e5aaa" style:font-name-asian="Helvetica Neue1" style:font-size-asian="14pt" style:font-name-complex="Helvetica Neue1" style:font-size-complex="14pt"/>
    </style:style>
    <style:style style:name="T77" style:family="text">
      <style:text-properties style:font-name="Quicksand" fo:font-size="14pt" fo:language="en" fo:country="GB" officeooo:rsid="000ffb47" style:font-name-asian="Helvetica Neue1" style:font-size-asian="14pt" style:font-name-complex="Helvetica Neue1" style:font-size-complex="14pt"/>
    </style:style>
    <style:style style:name="T78" style:family="text">
      <style:text-properties style:font-name="Quicksand" fo:font-size="14pt" fo:language="en" fo:country="GB" officeooo:rsid="0011b572" style:font-name-asian="Helvetica Neue1" style:font-size-asian="14pt" style:font-name-complex="Helvetica Neue1" style:font-size-complex="14pt"/>
    </style:style>
    <style:style style:name="T79" style:family="text">
      <style:text-properties style:font-name="Quicksand" fo:font-size="14pt" fo:language="en" fo:country="GB" officeooo:rsid="000d0b67" style:font-name-asian="Helvetica Neue1" style:font-size-asian="14pt" style:font-name-complex="Helvetica Neue1" style:font-size-complex="14pt"/>
    </style:style>
    <style:style style:name="T80" style:family="text">
      <style:text-properties style:font-name="Quicksand" fo:font-size="12pt" officeooo:rsid="0011b572" style:letter-kerning="false" style:font-name-asian="Times New Roman1" style:font-size-asian="12pt" style:font-name-complex="Times New Roman1" style:font-size-complex="12pt"/>
    </style:style>
    <style:style style:name="T81" style:family="text">
      <style:text-properties style:font-name="Quicksand" fo:font-size="12pt" style:letter-kerning="false" style:font-name-asian="Times New Roman1" style:font-size-asian="12pt" style:font-name-complex="Times New Roman1" style:font-size-complex="12pt"/>
    </style:style>
    <style:style style:name="T82" style:family="text">
      <style:text-properties style:font-name="Quicksand" fo:font-size="12pt" officeooo:rsid="0012d8d5" style:letter-kerning="false" style:font-name-asian="Times New Roman1" style:font-size-asian="12pt" style:font-name-complex="Times New Roman1" style:font-size-complex="12pt"/>
    </style:style>
    <style:style style:name="T83" style:family="text">
      <style:text-properties style:font-name="Quicksand" fo:font-size="12pt" officeooo:rsid="001597d2" style:letter-kerning="false" style:font-name-asian="Times New Roman1" style:font-size-asian="12pt" style:font-name-complex="Times New Roman1" style:font-size-complex="12pt"/>
    </style:style>
    <style:style style:name="T84" style:family="text">
      <style:text-properties style:font-name="Quicksand" fo:font-size="12pt" style:font-size-asian="12pt" style:font-size-complex="12pt"/>
    </style:style>
    <style:style style:name="T85" style:family="text">
      <style:text-properties style:font-name="Quicksand" fo:font-size="12pt" officeooo:rsid="0012d8d5" style:font-size-asian="12pt" style:font-size-complex="12pt"/>
    </style:style>
    <style:style style:name="T86" style:family="text">
      <style:text-properties officeooo:rsid="000ffb47"/>
    </style:style>
    <style:style style:name="T87" style:family="text">
      <style:text-properties officeooo:rsid="00138a3e"/>
    </style:style>
    <style:style style:name="T88" style:family="text">
      <style:text-properties officeooo:rsid="0017957e"/>
    </style:style>
    <style:style style:name="T89" style:family="text">
      <style:text-properties officeooo:rsid="00185b69"/>
    </style:style>
    <style:style style:name="T90" style:family="text">
      <style:text-properties officeooo:rsid="00189eb6"/>
    </style:style>
    <style:style style:name="T91" style:family="text">
      <style:text-properties officeooo:rsid="0018c40f"/>
    </style:style>
    <style:style style:name="T92"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1"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OLE">
      <style:graphic-properties style:vertical-pos="top" style:vertical-rel="baseli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Abstract</text:p>
      <text:p text:style-name="P37"><text:span text:style-name="T58">As the desire to satisfy one’s knowledge and understanding of things grow, a large need for information arises. Infrastructures that keep this information need to be built and provide all the necessary materials. Schools and universities are built</text:span><text:span text:style-name="T60"> </text:span><text:span text:style-name="T58">that all provide information that seems fit for a particular caliber of a person. Nowadays more schools and universities are built which provide different experiences to different students. With the advancement of technology, </text:span><text:span text:style-name="T61">six of</text:span><text:span text:style-name="T58"> </text:span><text:span text:style-name="T60">ALU</text:span><text:span text:style-name="T58"> computing students </text:span><text:span text:style-name="T61">part of the group named Crackajacks</text:span><text:span text:style-name="T58"> intend to </text:span><text:span text:style-name="T74">design and implement a website that captures the journey and experiences of each student in the group from the first </text:span><text:span text:style-name="T79">time</text:span><text:span text:style-name="T74"> they heard about ALU, up until the end of their first year of attendance. The website will provide this information with a dynamic functionality on the client side and </text:span><text:span text:style-name="T79">not</text:span><text:span text:style-name="T74"> on the server-side.</text:span><text:span text:style-name="T58"> This project will produce a visualization of the group member’s background, their </text:span><text:span text:style-name="T60">thoughts</text:span><text:span text:style-name="T58"> about ALU, their social life, career and expectations, and mostly the experience that they have encountered while studying in Mauritius.</text:span></text:p>
      <text:p text:style-name="P39"/>
      <text:p text:style-name="P43"><text:span text:style-name="T46"><text:line-break/>Table of Contents</text:span></text:p>
      <text:p text:style-name="P45"><text:span text:style-name="T46">1. project introduction……………………………………………………………….1</text:span></text:p>
      <text:p text:style-name="P47"><text:span text:style-name="T46">1.1 project concept……………………………………………………………….2</text:span></text:p>
      <text:p text:style-name="P47"><text:span text:style-name="T46">1.2 project overview………………………………………………………………2</text:span></text:p>
      <text:p text:style-name="P47"><text:span text:style-name="T46">1.3 project aim…………………………………………………………………….2</text:span></text:p>
      <text:p text:style-name="P48"/>
      <text:p text:style-name="P49"><text:span text:style-name="T46">2. <text:s/>Group organization and roles …………………………………………………….3</text:span></text:p>
      <text:p text:style-name="P50"/>
      <text:p text:style-name="P49"><text:span text:style-name="T46">3. Project Management, Design &amp; Development Tools………………………………4</text:span></text:p>
      <text:p text:style-name="P49"><text:span text:style-name="T46"><text:s text:c="4"/>3.1 project management tools……………………………………………………...4</text:span></text:p>
      <text:p text:style-name="P49"><text:span text:style-name="T46"><text:s text:c="4"/>3.2 Project Shared Document Resources…………………………………………...4</text:span></text:p>
      <text:p text:style-name="P49"><text:span text:style-name="T46"><text:s text:c="4"/>3.3 Project design tools &amp; justification …………………………………………….4</text:span></text:p>
      <text:p text:style-name="P49"><text:soft-page-break/><text:span text:style-name="T46"><text:s text:c="4"/>3.4 project development tools ………………………………………………………4</text:span></text:p>
      <text:p text:style-name="P49"><text:span text:style-name="T46">4. HCI Approaches……………………………………………………………………...5</text:span></text:p>
      <text:p text:style-name="P47"><text:span text:style-name="T56">4.1 General Aspect…………………………………………………………………5</text:span></text:p>
      <text:p text:style-name="P47"><text:span text:style-name="T56">4.2 General page layout………………………………………………………………………………6</text:span></text:p>
      <text:p text:style-name="P45"><text:span text:style-name="T46">5.Software Creation…………………………………………………………………….7</text:span></text:p>
      <text:p text:style-name="P47"><text:span text:style-name="T56">5.1 Development Technologies………………………………………………………………7</text:span></text:p>
      <text:p text:style-name="P51"><text:span text:style-name="T56">5.1.1 Development Technology Diagrams………………………………………………………………………………8</text:span></text:p>
      <text:p text:style-name="P49"><text:span text:style-name="T56"><text:s text:c="7"/>5.2 Developing the Application…………………………………………………………………………………………………..4</text:span></text:p>
      <text:p text:style-name="P46"/>
      <text:p text:style-name="P41"/>
      <text:p text:style-name="P39"><text:span text:style-name="T44">1.Introduction</text:span></text:p>
      <text:p text:style-name="P39">1.1 concept</text:p>
      <text:p text:style-name="P38"><text:span text:style-name="T1">Living in a different country where everything is new, almost everyone is new and the environment differs from </text:span><text:span text:style-name="T2">the one</text:span><text:span text:style-name="T1"> you have grown </text:span><text:span text:style-name="T2">in</text:span><text:span text:style-name="T1"> brings in new challenges, both positive and negative more especially when it comes to studies. As different students of different norms come together to form new norms, new chapters and experiences arise and are shared. This report details the design, development, and implementation of the website in relation to the </text:span><text:span text:style-name="T4">journey and experiences of each student in the group from the first point that they heard about ALU, up until the end of their first year of attendance.</text:span></text:p>
      <text:p text:style-name="P39"><text:span text:style-name="T57">1.2 Overview</text:span></text:p>
      <text:p text:style-name="P38"><text:span text:style-name="T5">Crackajacks</text:span><text:span text:style-name="T4"> is a group comprising of 6 students of all whom it was their first time being in Mauritius and studying at ALU. As a group, there is an intention of bringing together their journey as ALU computing students and the experience that they have had living in Mauritius. In order to do this, </text:span><text:span text:style-name="T5">Crackajacks</text:span><text:span text:style-name="T4"> will design and implement a website that will have all this information for easy access and navigation through the information. The website will have </text:span><text:span text:style-name="T5">three </text:span><text:span text:style-name="T4">pages that will give an insight </text:span><text:span text:style-name="T5">about</text:span><text:span text:style-name="T4"> the </text:span><text:soft-page-break/><text:span text:style-name="T4">group's information.</text:span><text:span text:style-name="T1"> </text:span><text:span text:style-name="T4">HTML</text:span><text:span text:style-name="T6">5</text:span><text:span text:style-name="T4">, CSS </text:span><text:span text:style-name="T6">and </text:span><text:span text:style-name="T4">JavaScript will be used to create the website </text:span><text:span text:style-name="T6">that will be</text:span><text:span text:style-name="T4"> responsive across a variety of devices.</text:span></text:p>
      <text:p text:style-name="P39"/>
      <text:p text:style-name="P39">1.3 <text:s/>Aims </text:p>
      <text:p text:style-name="P38"><text:span text:style-name="T1">This project aims to produce web-based visualization of the student's journey at </text:span><text:span text:style-name="T3">ALU</text:span><text:span text:style-name="T1"> and their experience </text:span><text:span text:style-name="T3">of</text:span><text:span text:style-name="T1"> Mauritius </text:span><text:span text:style-name="T3">as an island</text:span><text:span text:style-name="T1">. It will also </text:span><text:span text:style-name="T3">contain</text:span><text:span text:style-name="T1"> the student’s backgrounds </text:span><text:span text:style-name="T3">and future endeavors.</text:span></text:p>
      <text:p text:style-name="P39">2. Group Organization and Roles</text:p>
      <text:p text:style-name="P6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8"><text:span text:style-name="T7">Group Member</text:span></text:p>
          </table:table-cell>
          <table:table-cell table:style-name="Table1.A1" office:value-type="string">
            <text:p text:style-name="P68"><text:span text:style-name="T7">ROLE(S)</text:span></text:p>
          </table:table-cell>
          <table:table-cell table:style-name="Table1.A1" office:value-type="string">
            <text:p text:style-name="P68"><text:span text:style-name="T7">PURPOSE OF ROLE</text:span></text:p>
          </table:table-cell>
        </table:table-row>
        <table:table-row table:style-name="Table1.1">
          <table:table-cell table:style-name="Table1.A1" office:value-type="string">
            <text:p text:style-name="P68"><text:span text:style-name="T7">Pacifi</text:span><text:span text:style-name="T8">que</text:span></text:p>
          </table:table-cell>
          <table:table-cell table:style-name="Table1.A1" office:value-type="string">
            <text:list xml:id="list4050495611" text:style-name="WWNum1">
              <text:list-item>
                <text:p text:style-name="P76"><text:span text:style-name="T14">M</text:span><text:span text:style-name="T13">oderator</text:span></text:p>
              </text:list-item>
              <text:list-item>
                <text:p text:style-name="P69"><text:span text:style-name="T7">Schedule manager</text:span></text:p>
              </text:list-item>
            </text:list>
            <text:p text:style-name="P52"/>
          </table:table-cell>
          <table:table-cell table:style-name="Table1.A1" office:value-type="string">
            <text:p text:style-name="P75"><text:span text:style-name="T13">- responsible for organizing group meetings, </text:span><text:span text:style-name="T14">assigning tasks</text:span><text:span text:style-name="T13"> and communicating with the facilitator and module </text:span><text:span text:style-name="T15">lead</text:span><text:span text:style-name="T13">.</text:span></text:p>
            <text:p text:style-name="P58"/>
            <text:p text:style-name="P68"><text:span text:style-name="T7">- in charge of managing the </text:span><text:span text:style-name="T8">Gantt chart</text:span><text:span text:style-name="T7"> and reminding group members to log in diary inputs.</text:span></text:p>
            <text:p text:style-name="P67"/>
          </table:table-cell>
        </table:table-row>
        <table:table-row table:style-name="Table1.1">
          <table:table-cell table:style-name="Table1.A1" office:value-type="string">
            <text:p text:style-name="P68"><text:span text:style-name="T7">Noel</text:span></text:p>
            <text:p text:style-name="P67"/>
            <text:p text:style-name="P67"/>
            <text:p text:style-name="P68"><text:span text:style-name="T45">Adja</text:span></text:p>
          </table:table-cell>
          <table:table-cell table:style-name="Table1.A1" office:value-type="string">
            <text:list xml:id="list3946920457" text:style-name="WWNum2">
              <text:list-item>
                <text:p text:style-name="P70"><text:span text:style-name="T7">GitHub manager</text:span><text:span text:style-name="T8">s</text:span></text:p>
              </text:list-item>
            </text:list>
            <text:p text:style-name="P52"/>
          </table:table-cell>
          <table:table-cell table:style-name="Table1.A1" office:value-type="string">
            <text:p text:style-name="P68"><text:span text:style-name="T7">- In charge of creating and managing the group's </text:span><text:span text:style-name="T8">Github </text:span><text:span text:style-name="T7">repository, as well as assisting members with pushing local changes to GitHub.</text:span></text:p>
            <text:p text:style-name="P68"><text:span text:style-name="T7"/></text:p>
            <text:p text:style-name="P71"><text:span text:style-name="T7">- In charge of taking notes during group meetings</text:span></text:p>
          </table:table-cell>
        </table:table-row>
        <table:table-row table:style-name="Table1.1">
          <table:table-cell table:style-name="Table1.A1" office:value-type="string">
            <text:p text:style-name="P68"><text:span text:style-name="T45">Emmanuel</text:span></text:p>
          </table:table-cell>
          <table:table-cell table:style-name="Table1.A1" office:value-type="string">
            <text:list xml:id="list3250023479" text:style-name="WWNum3">
              <text:list-item>
                <text:p text:style-name="P77"><text:span text:style-name="T14">S</text:span><text:span text:style-name="T13">ecretary</text:span></text:p>
              </text:list-item>
            </text:list>
            <text:p text:style-name="P52"/>
          </table:table-cell>
          <table:table-cell table:style-name="Table1.A1" office:value-type="string">
            <text:p text:style-name="P75"><text:span text:style-name="T14">In charge of collecting content for the website and managing the Trello boards.</text:span></text:p>
          </table:table-cell>
        </table:table-row>
        <text:soft-page-break/>
        <table:table-row table:style-name="Table1.1">
          <table:table-cell table:style-name="Table1.A1" office:value-type="string">
            <text:p text:style-name="P68"><text:span text:style-name="T7">Mussie</text:span></text:p>
          </table:table-cell>
          <table:table-cell table:style-name="Table1.A1" office:value-type="string">
            <text:list xml:id="list3463676889" text:style-name="WWNum4">
              <text:list-item>
                <text:p text:style-name="P59">UI/UX designer</text:p>
              </text:list-item>
            </text:list>
          </table:table-cell>
          <table:table-cell table:style-name="Table1.A1" office:value-type="string">
            <text:p text:style-name="P68"><text:span text:style-name="T7">Responsible for the design process and ensuring the user experience design is up to standard and meets the system requirements</text:span></text:p>
          </table:table-cell>
        </table:table-row>
        <table:table-row table:style-name="Table1.1">
          <table:table-cell table:style-name="Table1.A1" office:value-type="string">
            <text:p text:style-name="P68"><text:span text:style-name="T45">Harry</text:span></text:p>
          </table:table-cell>
          <table:table-cell table:style-name="Table1.A1" office:value-type="string">
            <text:list xml:id="list3988758559" text:style-name="WWNum5">
              <text:list-item>
                <text:p text:style-name="P60">Analyst</text:p>
              </text:list-item>
            </text:list>
          </table:table-cell>
          <table:table-cell table:style-name="Table1.A1" office:value-type="string">
            <text:p text:style-name="P61">Responsible for the documentation of the project from specifications to report</text:p>
          </table:table-cell>
        </table:table-row>
      </table:table>
      <text:p text:style-name="P39"/>
      <text:p text:style-name="P39"/>
      <text:p text:style-name="P39"><text:span text:style-name="T46">3. Project Management, Design &amp; Development Tools</text:span></text:p>
      <text:p text:style-name="P39"><text:span text:style-name="T46"/></text:p>
      <text:list xml:id="list2950084316" text:style-name="WWNum7">
        <text:list-item>
          <text:list>
            <text:list-item>
              <text:p text:style-name="P3"><text:span text:style-name="T46"><text:s/></text:span><text:span text:style-name="T47">P</text:span><text:span text:style-name="T46">roject management tools</text:span></text:p>
            </text:list-item>
          </text:list>
        </text:list-item>
      </text:list>
      <text:p text:style-name="P87"><text:span text:style-name="T46">3.1.1 <text:s text:c="2"/>Google drive</text:span></text:p>
      <text:p text:style-name="P37"><text:span text:style-name="T75">Crackajacks team members were</text:span><text:span text:style-name="T65"> able to work on the same </text:span><text:span text:style-name="T64">drive</text:span><text:span text:style-name="T65"> at the same time, share different resources thanks to Google Dri</text:span><text:span text:style-name="T64">v</text:span><text:span text:style-name="T65">e. </text:span><text:span text:style-name="T64">This tool</text:span><text:span text:style-name="T65"> also made it easier to </text:span><text:span text:style-name="T64">keep track of the progress of members as well as collecting resources for references</text:span><text:span text:style-name="T65">. </text:span><text:span text:style-name="T75">Members</text:span><text:span text:style-name="T65"> were all familiar with it, so it was the obvious </text:span><text:span text:style-name="T64">option</text:span><text:span text:style-name="T65"> </text:span><text:span text:style-name="T64">to go with</text:span><text:span text:style-name="T65">. A member might be assigned parts of a job </text:span><text:span text:style-name="T64">that can be done using a piece of code used by another member. Given this, Google Drive</text:span><text:span text:style-name="T65"> came in handy for the member to update or retrieve the resources pertain</text:span><text:span text:style-name="T64">in</text:span><text:span text:style-name="T65">g to the task assigned.</text:span></text:p>
      <text:list xml:id="list1949861756" text:style-name="WWNum8">
        <text:list-item>
          <text:list>
            <text:list-item>
              <text:list>
                <text:list-item>
                  <text:p text:style-name="P4"><text:span text:style-name="T46"><text:s text:c="3"/></text:span><text:span text:style-name="T47">Git/</text:span><text:span text:style-name="T46">Github</text:span></text:p>
                </text:list-item>
              </text:list>
            </text:list-item>
          </text:list>
        </text:list-item>
      </text:list>
      <text:p text:style-name="P37"><text:span text:style-name="T75">Crackajacks</text:span><text:span text:style-name="T74"> </text:span><text:span text:style-name="T65"><text:s/>utilized </text:span><text:span text:style-name="T64">the combination Git/</text:span><text:span text:style-name="T65">GitHub to keep records of various versions of our code and to keep track of what each team member was working on. It assisted </text:span><text:span text:style-name="T75">the group</text:span><text:span text:style-name="T74"> </text:span><text:span text:style-name="T65"><text:s/>in </text:span><text:span text:style-name="T64">keeping track of</text:span><text:span text:style-name="T65"> </text:span><text:span text:style-name="T64">personal</text:span><text:span text:style-name="T65"> </text:span><text:span text:style-name="T64">effort</text:span><text:span text:style-name="T65"> of each person. </text:span><text:span text:style-name="T75">The group</text:span><text:span text:style-name="T74"> </text:span><text:span text:style-name="T65"><text:s/>also chose it since it is the most widely used version control system. GitHub <text:s/>makes it simple to work on a project as a group and share different versions of the updated code that every team member can access, </text:span><text:span text:style-name="T64">work on, and push</text:span><text:span text:style-name="T65"> </text:span><text:span text:style-name="T64">updates</text:span><text:span text:style-name="T65"> if </text:span><text:span text:style-name="T64">they are </text:span><text:span text:style-name="T65">in alignment with the system requirements.</text:span></text:p>
      <text:list xml:id="list73725326795385" text:continue-numbering="true" text:style-name="WWNum8">
        <text:list-item>
          <text:list>
            <text:list-item>
              <text:list>
                <text:list-item>
                  <text:p text:style-name="P4"><text:soft-page-break/><text:span text:style-name="T46">Trello</text:span></text:p>
                </text:list-item>
              </text:list>
            </text:list-item>
          </text:list>
        </text:list-item>
      </text:list>
      <text:p text:style-name="P37"><text:span text:style-name="T65">Individual tasks were assigned and tracked using Trello. It was quite helpful in coordinating </text:span><text:span text:style-name="T75">group</text:span><text:span text:style-name="T74"> </text:span><text:span text:style-name="T65">operations because </text:span><text:span text:style-name="T76">Crackajacks</text:span><text:span text:style-name="T74"> </text:span><text:span text:style-name="T65"><text:s/>had someone in control and Trello offered </text:span><text:span text:style-name="T66">the possibility of assigning tasks and deadlines as well as</text:span><text:span text:style-name="T65"> notifications, which proved to be extremely useful. It was also simple to track the progress of each team member <text:s/>and set tasks for them.</text:span></text:p>
      <text:p text:style-name="P42"><text:span text:style-name="T65">3.1.4<text:tab/>Gantt Chart</text:span></text:p>
      <text:p text:style-name="P42"><text:span text:style-name="T65">A Gantt chart was implemented, in parallel with the Trello board to give everyone an overview of the tasks to be accomplished by the end of each week. This helped giving a direct visualization of the entire week and a progress in percentage for each task to be cleared.</text:span></text:p>
      <text:p text:style-name="P42"><text:span text:style-name="T65"/></text:p>
      <text:list xml:id="list73725843686214" text:continue-numbering="true" text:style-name="WWNum8">
        <text:list-item>
          <text:list>
            <text:list-item>
              <text:list>
                <text:list-header>
                  <text:p text:style-name="P23"><text:span text:style-name="T48">3.1.5 </text:span><text:span text:style-name="T46"><text:s/>Netlify</text:span></text:p>
                </text:list-header>
              </text:list>
            </text:list-item>
          </text:list>
        </text:list-item>
      </text:list>
      <text:p text:style-name="P37"><text:span text:style-name="T65">Netlify </text:span><text:span text:style-name="T66">is an easy-to-use <text:s/>serverless platform that provide hosting for websites. It has limited functionality for free accounts but was an incredible choice for easy deployment. It </text:span><text:span text:style-name="T65">made it incredibly simple for </text:span><text:span text:style-name="T76">Crackajacks</text:span><text:span text:style-name="T65"> to host the </text:span><text:span text:style-name="T66">w</text:span><text:span text:style-name="T65">ebsite in a </text:span><text:span text:style-name="T66">scalable</text:span><text:span text:style-name="T65"> and secure manner. Serverless functionality and </text:span><text:span text:style-name="T67">easy </text:span><text:span text:style-name="T65">deployment are </text:span><text:span text:style-name="T67">principles </text:span><text:span text:style-name="T65">used by Netlify to provide sites quicker </text:span><text:span text:style-name="T67">that many hosting providers,</text:span><text:span text:style-name="T65"> </text:span><text:span text:style-name="T67">without caring about too many</text:span><text:span text:style-name="T65"> configurations. This made it easy for </text:span><text:span text:style-name="T74">IP group 9 to see the final outcome of the website that they created </text:span><text:span text:style-name="T77">as well as having a possibility of collecting a maximum of 100 form submissions to their dashboard.</text:span></text:p>
      <text:p text:style-name="P28"><text:span text:style-name="T57"/></text:p>
      <text:p text:style-name="P39"><text:span text:style-name="T46">3.</text:span><text:span text:style-name="T49">2</text:span><text:span text:style-name="T46"> Project design tools &amp; justification</text:span></text:p>
      <text:p text:style-name="P22">3.<text:span text:style-name="T86">2</text:span>.1 Figma</text:p>
      <text:p text:style-name="P8"/>
      <text:p text:style-name="P29"><text:span text:style-name="T58">Figma provides end-to-end collaboration and a space for </text:span><text:span text:style-name="T59">designers to grow from</text:span><text:span text:style-name="T58"> ideation to execution </text:span><text:span text:style-name="T59">while working remotely</text:span><text:span text:style-name="T58">. As a team,</text:span><text:span text:style-name="T74"> </text:span><text:soft-page-break/><text:span text:style-name="T77">Crackajacks</text:span><text:span text:style-name="T74"> </text:span><text:span text:style-name="T65">members were able to keep on collaborating, iterating through different ideas from the start of the design stage. Every member was kept in loop until the </text:span><text:span text:style-name="T67">final</text:span><text:span text:style-name="T65"> design showed a result. Because of its collaborative </text:span><text:span text:style-name="T67">and</text:span><text:span text:style-name="T65"> easy-to-use tools,</text:span><text:span text:style-name="T74"> </text:span><text:span text:style-name="T77">the group</text:span><text:span text:style-name="T74"> </text:span><text:span text:style-name="T65"><text:s/>chose to use </text:span><text:span text:style-name="T67">F</text:span><text:span text:style-name="T65">igma for </text:span><text:span text:style-name="T67">high-fidelity wireframing</text:span><text:span text:style-name="T65">.</text:span></text:p>
      <text:p text:style-name="P9"/>
      <text:list xml:id="list73725908421536" text:continue-numbering="true" text:style-name="WWNum8">
        <text:list-item>
          <text:list>
            <text:list-item>
              <text:p text:style-name="P4"><text:span text:style-name="T50">P</text:span><text:span text:style-name="T46">roject development tools</text:span></text:p>
            </text:list-item>
          </text:list>
        </text:list-item>
      </text:list>
      <text:p text:style-name="P9"/>
      <text:p text:style-name="P22">3.4.1 <text:span text:style-name="T16">Visual Studio Code.</text:span> </text:p>
      <text:p text:style-name="P29"><text:span text:style-name="T19">The </text:span><text:span text:style-name="T19"><office:annotation office:name="__Annotation__1111_3850344338" loext:resolved="false"><dc:creator>Unknown Author</dc:creator><dc:date>2022-08-03T17:47:24.070755954</dc:date><text:p text:style-name="P88"><text:span text:style-name="T92">ADD A SECTION FOR sigles</text:span></text:p></office:annotation></text:span><text:span text:style-name="T19">IDE</text:span><office:annotation-end office:name="__Annotation__1111_3850344338"/><text:span text:style-name="T19"> that was used by the team for the development of the website was VS Code. </text:span><text:span text:style-name="T20">It is simple to use and has numerous features such as auto-completion suggestions, automatic indentation, </text:span><text:span text:style-name="T19">intellisense, live preview</text:span><text:span text:style-name="T20"> and many more </text:span><text:span text:style-name="T19">features and extensions that make the life of programmers easier</text:span><text:span text:style-name="T20">. It is commonly used as a build and debug text editor, which made it simple to complete our project </text:span><text:span text:style-name="T19">on time, saving us enough time to focus on next features</text:span><text:span text:style-name="T20">. </text:span><text:span text:style-name="T19">Visual Studio Code also incorporates Git and Github, saving the team from the stress of remembering-even if not funny-the process of pushing changes online. There are buttons available for add/commit/sync(push) changes right from the editor, which is incredibly wonderful.</text:span></text:p>
      <text:p text:style-name="P6"/>
      <text:p text:style-name="P24"><text:span text:style-name="T16">3.4.2 Google Chrome</text:span></text:p>
      <text:p text:style-name="P30"><text:span text:style-name="T20">Chrome was used to render the website that was being run from </text:span><text:span text:style-name="T21">V</text:span><text:span text:style-name="T20">isual </text:span><text:span text:style-name="T21">S</text:span><text:span text:style-name="T20">tudio </text:span><text:span text:style-name="T21">C</text:span><text:span text:style-name="T20">ode. </text:span><text:span text:style-name="T21">I</text:span><text:span text:style-name="T20">t showed the progress of the website </text:span><text:span text:style-name="T21">with the possibility of testing how the website appears on a wide variety of devices and screen sizes</text:span><text:span text:style-name="T20">. </text:span><text:span text:style-name="T21">I</text:span><text:span text:style-name="T20">t was used for verification and validation. Google chrome also came in handy with its web development tools that allowed </text:span><text:span text:style-name="T78">the team to</text:span><text:span text:style-name="T58"> </text:span><text:span text:style-name="T74">diagnose problems faster, </text:span><text:span text:style-name="T78">access certain CSS classes/IDs from plugins in order to customize them and </text:span><text:span text:style-name="T74">build a better website.</text:span></text:p>
      <text:p text:style-name="P9"/>
      <text:list xml:id="list73725860941287" text:continue-numbering="true" text:style-name="WWNum8">
        <text:list-item>
          <text:p text:style-name="P4"><text:span text:style-name="T16"><office:annotation office:name="__Annotation__1115_3850344338" loext:resolved="false"><dc:creator>Unknown Author</dc:creator><dc:date>2022-08-03T18:00:47.301587016</dc:date><text:p text:style-name="P88"><text:span text:style-name="T92">To be defined</text:span></text:p></office:annotation></text:span><text:span text:style-name="T16">HCI</text:span><office:annotation-end office:name="__Annotation__1115_3850344338"/><text:span text:style-name="T16"> Approach </text:span></text:p>
        </text:list-item>
      </text:list>
      <text:p text:style-name="P6"/>
      <text:list xml:id="list73725650901675" text:continue-numbering="true" text:style-name="WWNum8">
        <text:list-item>
          <text:list>
            <text:list-item>
              <text:p text:style-name="P4"><text:span text:style-name="T39">G</text:span><text:span text:style-name="T16">eneral aspect </text:span></text:p>
            </text:list-item>
          </text:list>
        </text:list-item>
      </text:list>
      <text:p text:style-name="P29"><text:soft-page-break/><text:span text:style-name="T21">G</text:span><text:span text:style-name="T20">iven the scenario of coming up with a website,</text:span><text:span text:style-name="T74"> </text:span><text:span text:style-name="T78">Crackajacks</text:span><text:span text:style-name="T74"> had a number of components that they took into mind in relation to human computer interaction. This was done so that, as a group, they might be able to come up with an engaging user interface. Thoughts about the user cognitive experience, behaviours and emotions were considered, the overall aim was to meet the HCI usability goals.</text:span></text:p>
      <text:p text:style-name="P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8"><text:span text:style-name="T46">Feature</text:span></text:p>
          </table:table-cell>
          <table:table-cell table:style-name="Table2.A1" office:value-type="string">
            <text:p text:style-name="P68"><text:span text:style-name="T46">Description</text:span></text:p>
          </table:table-cell>
          <table:table-cell table:style-name="Table2.A1" office:value-type="string">
            <text:p text:style-name="P68"><text:span text:style-name="T46">Purpose</text:span></text:p>
          </table:table-cell>
          <table:table-cell table:style-name="Table2.A1" office:value-type="string">
            <text:p text:style-name="P68"><text:span text:style-name="T46">General looks and feel(image)</text:span></text:p>
          </table:table-cell>
        </table:table-row>
        <table:table-row table:style-name="Table2.2">
          <table:table-cell table:style-name="Table2.A1" office:value-type="string">
            <text:p text:style-name="P78"><text:span text:style-name="T46">Set of hyperlinks</text:span></text:p>
          </table:table-cell>
          <table:table-cell table:style-name="Table2.A1" office:value-type="string">
            <text:p text:style-name="P78"><text:span text:style-name="T9">The website contains a number of clickable hyperlinks features on different sections</text:span></text:p>
          </table:table-cell>
          <table:table-cell table:style-name="Table2.A1" office:value-type="string">
            <text:p text:style-name="P78"><text:span text:style-name="T46">To achieve the ease to use goal. The links improves the navigation of a user when surfing through the website</text:span></text:p>
          </table:table-cell>
          <table:table-cell table:style-name="Table2.A1" office:value-type="string">
            <text:p text:style-name="P66"/>
          </table:table-cell>
        </table:table-row>
        <table:table-row table:style-name="Table2.1">
          <table:table-cell table:style-name="Table2.A1" office:value-type="string">
            <text:p text:style-name="P64">Carousels</text:p>
          </table:table-cell>
          <table:table-cell table:style-name="Table2.A1" office:value-type="string">
            <text:p text:style-name="P56"><text:span text:style-name="T80">Carousels</text:span><text:span text:style-name="T81"> have been incorporated to visualize some data and enhance user interactivity</text:span></text:p>
          </table:table-cell>
          <table:table-cell table:style-name="Table2.A1" office:value-type="string">
            <text:p text:style-name="P56"><text:span text:style-name="T81">In order to appeal to the user’s emotions and cognitivity, the </text:span><text:span text:style-name="T80">sliders</text:span><text:span text:style-name="T81"> have been used </text:span><text:span text:style-name="T82">to increase how visually appealing the website looks based on the content</text:span></text:p>
          </table:table-cell>
          <table:table-cell table:style-name="Table2.A1" office:value-type="string">
            <text:p text:style-name="P66"/>
          </table:table-cell>
        </table:table-row>
        <table:table-row table:style-name="Table2.1">
          <table:table-cell table:style-name="Table2.A1" office:value-type="string">
            <text:p text:style-name="P78"><text:span text:style-name="T9"><text:s/></text:span><text:span text:style-name="T10">V</text:span><text:span text:style-name="T9">ideos</text:span></text:p>
          </table:table-cell>
          <table:table-cell table:style-name="Table2.A1" office:value-type="string">
            <text:p text:style-name="P56"><text:span text:style-name="T32">Different videos were used to illustrate the kind of experience that the </text:span><text:span text:style-name="T37">group</text:span><text:span text:style-name="T84"> have </text:span><text:span text:style-name="T85">had</text:span><text:span text:style-name="T84"> through their </text:span><text:soft-page-break/><text:span text:style-name="T84">journey</text:span><text:span text:style-name="T32"> </text:span></text:p>
          </table:table-cell>
          <table:table-cell table:style-name="Table2.A1" office:value-type="string">
            <text:p text:style-name="P78"><text:span text:style-name="T46">To keep the users engaged and capture their attention the videos were used.</text:span></text:p>
          </table:table-cell>
          <table:table-cell table:style-name="Table2.A1" office:value-type="string">
            <text:p text:style-name="P66"/>
          </table:table-cell>
        </table:table-row>
        <table:table-row table:style-name="Table2.1">
          <table:table-cell table:style-name="Table2.A5" office:value-type="string">
            <text:p text:style-name="P79">Contact Form</text:p>
          </table:table-cell>
          <table:table-cell table:style-name="Table2.A5" office:value-type="string">
            <text:p text:style-name="P57"><text:span text:style-name="T87">A form included in the website to give the possibility of sending a message to the whole team</text:span></text:p>
          </table:table-cell>
          <table:table-cell table:style-name="Table2.A5" office:value-type="string">
            <text:p text:style-name="P79">This form will be helpful to receive direct feedback and any other information from users right from the website instead of giving them a hard time to set up an email.</text:p>
          </table:table-cell>
          <table:table-cell table:style-name="Table2.A5" office:value-type="string">
            <text:p text:style-name="P66"/>
          </table:table-cell>
        </table:table-row>
      </table:table>
      <text:p text:style-name="P26"><text:span text:style-name="T16"/></text:p>
      <text:list xml:id="list73726255172600" text:continue-numbering="true" text:style-name="WWNum8">
        <text:list-item>
          <text:list>
            <text:list-item>
              <text:p text:style-name="P4"><text:span text:style-name="T16">General Page Layout</text:span></text:p>
            </text:list-item>
          </text:list>
        </text:list-item>
      </text:list>
      <text:p text:style-name="P27"><text:span text:style-name="T16"/></text:p>
      <text:p text:style-name="P27"><text:span text:style-name="T16">The page contains a consistent header and footer that are shared across all the pages to make the website have the same look and feel throughout the entire time a user navigates from a page to another.</text:span></text:p>
      <text:p text:style-name="P22"><text:span text:style-name="T16"/></text:p>
      <text:p text:style-name="P22"><text:span text:style-name="T16">4.2.1 Home page</text:span></text:p>
      <text:p text:style-name="P37"><text:span text:style-name="T20">The home page</text:span><text:span text:style-name="T22">(</text:span><text:span text:style-name="T20">landing page</text:span><text:span text:style-name="T22">)</text:span><text:span text:style-name="T20"> is designed in a such way that it is appealing to the users. </text:span><text:span text:style-name="T22">It is crafted in a way</text:span><text:span text:style-name="T20"> that they can want to continue on browsing and going through the web</text:span><text:span text:style-name="T22">site</text:span><text:span text:style-name="T20"> content. It has a number of links, and slide</text:span><text:span text:style-name="T22">r</text:span><text:span text:style-name="T20">s all of which are there to impro</text:span><text:span text:style-name="T22">ve</text:span><text:span text:style-name="T20"> interactivity and a friendly user experience. The features of the landing page are the basic foundation of </text:span><text:span text:style-name="T22">the </text:span><text:span text:style-name="T20">journey of </text:span><text:span text:style-name="T22">group</text:span><text:span text:style-name="T20"> member</text:span><text:span text:style-name="T22">s</text:span><text:span text:style-name="T20"> as ALU computing students and their experiences </text:span><text:span text:style-name="T22">of the island of Mauritius</text:span><text:span text:style-name="T20">. </text:span><text:span text:style-name="T22">Moreover, visitors have the possibility of leaving comments on the bottom of the landing page. T</text:span><text:span text:style-name="T20">he footer has links that gives easy access to some sites and other social media affiliated to </text:span><text:span text:style-name="T22">Crackajacks</text:span><text:span text:style-name="T20">.</text:span></text:p>
      <text:list xml:id="list73726182700967" text:continue-numbering="true" text:style-name="WWNum8">
        <text:list-item>
          <text:list>
            <text:list-item>
              <text:list>
                <text:list-item>
                  <text:p text:style-name="P4"><text:span text:style-name="T16">Story page</text:span></text:p>
                </text:list-item>
              </text:list>
            </text:list-item>
          </text:list>
        </text:list-item>
      </text:list>
      <text:p text:style-name="P37"><text:span text:style-name="T20">The story page covers all the </text:span><text:span text:style-name="T22">information about the</text:span><text:span text:style-name="T20"> </text:span><text:span text:style-name="T22">the six</text:span><text:span text:style-name="T20"> </text:span><text:span text:style-name="T22">developers in the team</text:span><text:span text:style-name="T20">. </text:span><text:span text:style-name="T22">I</text:span><text:span text:style-name="T20">t is the center of the whole aim of the system. The website is bu</text:span><text:span text:style-name="T22">i</text:span><text:span text:style-name="T20">lt to share the experience and journey of the members </text:span><text:span text:style-name="T23">of the group</text:span><text:span text:style-name="T20"> and the story pages outlines the story behind each member. It has <text:s/></text:span><text:soft-page-break/><text:span text:style-name="T23">arrows</text:span><text:span text:style-name="T20"> that will help users to navigate from one story to the other, </text:span><text:span text:style-name="T23">and also</text:span><text:span text:style-name="T20"> different images of different </text:span><text:span text:style-name="T23">group</text:span><text:span text:style-name="T20"> members. </text:span><text:span text:style-name="T23">I</text:span><text:span text:style-name="T20">t also </text:span><text:span text:style-name="T23">has</text:span><text:span text:style-name="T20"> tabular features that are aiding in putting enough detail in a minimal space for the user to have contended mindset of not going a very long scroll in order to gather data/read information. </text:span><text:span text:style-name="T23">I</text:span><text:span text:style-name="T20">t pins location from a country of origin for every member of </text:span><text:span text:style-name="T23">Crackajacks</text:span><text:span text:style-name="T20">. Slide</text:span><text:span text:style-name="T23">r</text:span><text:span text:style-name="T20">s are included to provide <text:s/>a smooth switch from one user content to the other. </text:span><text:span text:style-name="T23">The last section of this page includes advice of each member to prospective students of the ALU.</text:span></text:p>
      <text:list xml:id="list73724494089836" text:continue-numbering="true" text:style-name="WWNum8">
        <text:list-item>
          <text:list>
            <text:list-item>
              <text:list>
                <text:list-item>
                  <text:p text:style-name="P4"><text:span text:style-name="T16">Contact us page</text:span></text:p>
                  <text:p text:style-name="P4"><text:span text:style-name="T16"/></text:p>
                </text:list-item>
              </text:list>
            </text:list-item>
          </text:list>
        </text:list-item>
      </text:list>
      <text:p text:style-name="P29"><text:span text:style-name="T20">The contact us </text:span><text:span text:style-name="T23">contains a form</text:span><text:span text:style-name="T20"> that prompts the users to input their information and the message that they would love to communicate to </text:span><text:span text:style-name="T23">the group</text:span><text:span text:style-name="T20">. There are also some information such as </text:span><text:span text:style-name="T24">linkedin</text:span><text:span text:style-name="T20">, </text:span><text:span text:style-name="T24">github, twitter and instagram handles</text:span><text:span text:style-name="T20"> </text:span><text:span text:style-name="T24">of all Crackajacks members</text:span><text:span text:style-name="T20"> that is provided for the user to contact </text:span><text:span text:style-name="T24">check the contact the members individually</text:span><text:span text:style-name="T20">.</text:span></text:p>
      <text:p text:style-name="P36"/>
      <text:p text:style-name="P39"><text:span text:style-name="T16">5.<text:tab/>SOFTWARE CREATION</text:span></text:p>
      <text:p text:style-name="P39"><text:span text:style-name="T16">5.1 Development Technologies</text:span></text:p>
      <text:p text:style-name="P39"><text:span text:style-name="T16"><text:s text:c="8"/></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2">Technology</text:p>
          </table:table-cell>
          <table:table-cell table:style-name="Table3.A1" office:value-type="string">
            <text:p text:style-name="P32">Purpose</text:p>
          </table:table-cell>
          <table:table-cell table:style-name="Table3.A1" office:value-type="string">
            <text:p text:style-name="P32">Why it was used</text:p>
          </table:table-cell>
        </table:table-row>
        <table:table-row table:style-name="Table3.1">
          <table:table-cell table:style-name="Table3.A1" office:value-type="string">
            <text:p text:style-name="P32"><text:span text:style-name="T16">GITHUB</text:span></text:p>
          </table:table-cell>
          <table:table-cell table:style-name="Table3.A1" office:value-type="string">
            <text:p text:style-name="P32"><text:span text:style-name="T16">A platform for collaboration and version control. It enables remote collaboration on projects between developers.</text:span></text:p>
          </table:table-cell>
          <table:table-cell table:style-name="Table3.A1" office:value-type="string">
            <text:p text:style-name="P33"><text:span text:style-name="T20">We </text:span><text:span text:style-name="T27">had</text:span><text:span text:style-name="T20"> our product on GitHub, <text:s/>worked together and helped one another during the development phase. </text:span><text:span text:style-name="T24">Very convenient for progress tracking.</text:span></text:p>
          </table:table-cell>
        </table:table-row>
        <text:soft-page-break/>
        <table:table-row table:style-name="Table3.1">
          <table:table-cell table:style-name="Table3.A1" office:value-type="string">
            <text:p text:style-name="P32"><text:span text:style-name="T16">HTML</text:span></text:p>
          </table:table-cell>
          <table:table-cell table:style-name="Table3.A1" office:value-type="string">
            <text:p text:style-name="P32"><text:span text:style-name="T16">HTML is a markup language whose components instruct a web browser as to how to render contents after the web browser has interpreted it.</text:span></text:p>
          </table:table-cell>
          <table:table-cell table:style-name="Table3.A1" office:value-type="string">
            <text:p text:style-name="P33"><text:span text:style-name="T20">HTML was used for marking up the contents so that they can be disp</text:span><text:span text:style-name="T24">la</text:span><text:span text:style-name="T20">yed onto the browser. </text:span><text:span text:style-name="T24">Given that the website did not </text:span><text:span text:style-name="T27">have</text:span><text:span text:style-name="T24"> too much complexity, it was obvious for us to go with the easiest and quickest of technologies to reduce the time we spend on learning Frontend frameworks. This is mainly because many of </text:span><text:span text:style-name="T27">the team members</text:span><text:span text:style-name="T24"> were not comfortable with ReactJs and the energy to learn could be concentrated on delivering a better product with the skills they could all contribute with.</text:span></text:p>
            <text:p text:style-name="P33"><text:span text:style-name="T24"/></text:p>
          </table:table-cell>
        </table:table-row>
        <table:table-row table:style-name="Table3.1">
          <table:table-cell table:style-name="Table3.A1" office:value-type="string">
            <text:p text:style-name="P32"><text:span text:style-name="T16">CSS</text:span></text:p>
          </table:table-cell>
          <table:table-cell table:style-name="Table3.A1" office:value-type="string">
            <text:p text:style-name="P33"><text:span text:style-name="T20">CSS is a style sheet language that was used to </text:span><text:span text:style-name="T28">beautify</text:span><text:span text:style-name="T20"> the content of the document (color, fonts and layout)</text:span></text:p>
          </table:table-cell>
          <table:table-cell table:style-name="Table3.A1" office:value-type="string">
            <text:p text:style-name="P33"><text:span text:style-name="T20">CSS was <text:s/>used to style the document by giving it </text:span><text:span text:style-name="T28">the look it required to be a good product. Some people go for Bootstrap. Some for tailwind or even Material UI. But why a framework if we are able to write understandable <text:s/>code in a more structured way? We chose CSS because of the ease with which every member of the team can locate a specific style and modify it as much as he wants. The advantage: we have shorter and cleaner classnames. </text:span></text:p>
            <text:p text:style-name="P33"><text:span text:style-name="T28"/></text:p>
            <text:p text:style-name="P34"><text:span text:style-name="T28">Style sheets also help us import other style sheets inside them, which helps to separate the HTML from some CSS that are not very </text:span><text:soft-page-break/><text:span text:style-name="T28">helpful in the markup head.</text:span></text:p>
          </table:table-cell>
        </table:table-row>
        <table:table-row table:style-name="Table3.1">
          <table:table-cell table:style-name="Table3.A1" office:value-type="string">
            <text:p text:style-name="P32"><text:span text:style-name="T16">JAVASCRIPT</text:span></text:p>
          </table:table-cell>
          <table:table-cell table:style-name="Table3.A1" office:value-type="string">
            <text:p text:style-name="P32"><text:span text:style-name="T42">JavaScript</text:span><text:span text:style-name="T43"> a client-side scripting language used for creating dynamic web pages processed by the web browser. Slides, rollovers ,Tooltips and etc. can be achieved with the aid of JavaScript.</text:span></text:p>
          </table:table-cell>
          <table:table-cell table:style-name="Table3.A1" office:value-type="string">
            <text:p text:style-name="P32"><text:span text:style-name="T16">JavaScript helped in creating the slides and some of the rollovers over the website. </text:span><text:span text:style-name="T40">Sliders were made using plugins to make them quicker and avoid to reinvent the wheel. Although we used mostly plugins for development, vanilla JavaScript was crucial in making the website a dynamic one. </text:span></text:p>
          </table:table-cell>
        </table:table-row>
        <table:table-row table:style-name="Table3.1">
          <table:table-cell table:style-name="Table3.A1" office:value-type="string">
            <text:p text:style-name="P32">Figma</text:p>
          </table:table-cell>
          <table:table-cell table:style-name="Table3.A1" office:value-type="string">
            <text:p text:style-name="P32">Figma<text:span text:style-name="T16"> is a user interface design tool used in designing wireframes.</text:span></text:p>
          </table:table-cell>
          <table:table-cell table:style-name="Table3.A1" office:value-type="string">
            <text:p text:style-name="P33"><text:span text:style-name="T58">Members had a general notion of what the finished product should look like thanks to the Figma wireframes that were generated to serve as a reference during the design process. </text:span><text:span text:style-name="T62">This tool allows to create high-fidelity wireframes that </text:span><text:span text:style-name="T68">provided</text:span><text:span text:style-name="T62"> a look of the product the group intended to build. </text:span></text:p>
          </table:table-cell>
        </table:table-row>
      </table:table>
      <text:h text:style-name="P1" text:outline-level="3"/>
      <text:p text:style-name="P39">5.1.1 <text:s/>Technology Diagrams</text:p>
      <table:table table:name="Table4" table:style-name="Table4">
        <table:table-column table:style-name="Table4.A"/>
        <table:table-column table:style-name="Table4.B"/>
        <table:table-row table:style-name="Table4.1">
          <table:table-cell table:style-name="Table4.A1" office:value-type="string">
            <text:p text:style-name="P32">Technology</text:p>
          </table:table-cell>
          <table:table-cell table:style-name="Table4.A1" office:value-type="string">
            <text:p text:style-name="P32">Diagram</text:p>
          </table:table-cell>
        </table:table-row>
        <table:table-row table:style-name="Table4.2">
          <table:table-cell table:style-name="Table4.A1" office:value-type="string">
            <text:p text:style-name="P32"><text:span text:style-name="T16">GITHUB</text:span></text:p>
          </table:table-cell>
          <table:table-cell table:style-name="Table4.A1" office:value-type="string">
            <text:p text:style-name="P32"/>
          </table:table-cell>
        </table:table-row>
        <table:table-row table:style-name="Table4.1">
          <table:table-cell table:style-name="Table4.A1" office:value-type="string">
            <text:p text:style-name="P32"><text:span text:style-name="T16">HTML</text:span></text:p>
          </table:table-cell>
          <table:table-cell table:style-name="Table4.A1" office:value-type="string">
            <text:p text:style-name="P32"/>
          </table:table-cell>
        </table:table-row>
        <table:table-row table:style-name="Table4.1">
          <table:table-cell table:style-name="Table4.A1" office:value-type="string">
            <text:p text:style-name="P32">CSS</text:p>
          </table:table-cell>
          <table:table-cell table:style-name="Table4.A1" office:value-type="string">
            <text:p text:style-name="P32"/>
          </table:table-cell>
        </table:table-row>
        <table:table-row table:style-name="Table4.1">
          <table:table-cell table:style-name="Table4.A1" office:value-type="string">
            <text:p text:style-name="P32">JavaScript</text:p>
          </table:table-cell>
          <table:table-cell table:style-name="Table4.A1" office:value-type="string">
            <text:p text:style-name="P32"/>
          </table:table-cell>
        </table:table-row>
        <table:table-row table:style-name="Table4.1">
          <table:table-cell table:style-name="Table4.A1" office:value-type="string">
            <text:p text:style-name="P32">Figma</text:p>
          </table:table-cell>
          <table:table-cell table:style-name="Table4.A1" office:value-type="string">
            <text:p text:style-name="P32"/>
          </table:table-cell>
        </table:table-row>
      </table:table>
      <text:p text:style-name="P39"/>
      <text:p text:style-name="P39"><text:soft-page-break/>5.2 Developing the Application</text:p>
      <text:p text:style-name="P39">5.2.1 Planning Stage</text:p>
      <text:p text:style-name="P37"><text:span text:style-name="T58"><text:s/>The planning stage involved formulating the requirements both functional and non-functional requirements. Identification of different personnel and role assignments was done in the planning the stage. The technologies to be used were also identified </text:span><text:span text:style-name="T62">after the discussion and understanding of the Requirements Analysis and Specifications Document</text:span><text:span text:style-name="T58">.</text:span></text:p>
      <text:p text:style-name="P39">5.2.2 Designing stage</text:p>
      <text:p text:style-name="P37"><text:span text:style-name="T58">The look and feel of the application were discussed in the design stage where with the aid of different technologies </text:span><text:span text:style-name="T62">and research</text:span><text:span text:style-name="T58">, </text:span><text:span text:style-name="T62">the group</text:span><text:span text:style-name="T58"> managed to achieve the structure and layout of the web contents.</text:span></text:p>
      <text:p text:style-name="P39"/>
      <text:list xml:id="list3888414706" text:style-name="WWNum9">
        <text:list-item>
          <text:p text:style-name="P5">Wireframe Design: </text:p>
        </text:list-item>
      </text:list>
      <text:p text:style-name="P10">Using Figma, wireframes were created depicting how the contents of the website will be structured and laid out on the actual website.</text:p>
      <text:p text:style-name="P10"/>
      <text:list xml:id="list73724606136756" text:continue-numbering="true" text:style-name="WWNum9">
        <text:list-item>
          <text:p text:style-name="P5">Web Page Design:</text:p>
        </text:list-item>
      </text:list>
      <text:p text:style-name="P11"><text:span text:style-name="T58">The pattern of the design followed the trend from the wireframes making it easy for the </text:span><text:span text:style-name="T62">development</text:span><text:span text:style-name="T58">. The table below shows different components embedded in different web pages.</text:span></text:p>
      <text:p text:style-name="P10"/>
      <text:p text:style-name="P10"/>
      <text:p text:style-name="P10"/>
      <text:p text:style-name="P10"/>
      <text:p text:style-name="P10"/>
      <text:p text:style-name="P10"/>
      <text:p text:style-name="P10"/>
      <text:p text:style-name="P10"/>
      <text:p text:style-name="P10"><text:soft-page-break/></text:p>
      <text:p text:style-name="P10"/>
      <text:p text:style-name="P10"/>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8"><text:span text:style-name="T46">Page</text:span></text:p>
          </table:table-cell>
          <table:table-cell table:style-name="Table5.A1" office:value-type="string">
            <text:p text:style-name="P78"><text:span text:style-name="T46">Component</text:span></text:p>
          </table:table-cell>
          <table:table-cell table:style-name="Table5.A1" office:value-type="string">
            <text:p text:style-name="P78"><text:span text:style-name="T46">Technologies Used</text:span></text:p>
          </table:table-cell>
          <table:table-cell table:style-name="Table5.A1" office:value-type="string">
            <text:p text:style-name="P78"><text:span text:style-name="T46"><text:s text:c="2"/>Creation process/result</text:span></text:p>
          </table:table-cell>
        </table:table-row>
        <table:table-row table:style-name="Table5.1">
          <table:table-cell table:style-name="Table5.A2" table:number-rows-spanned="3" office:value-type="string">
            <text:p text:style-name="P80">Shared</text:p>
          </table:table-cell>
          <table:table-cell table:style-name="Table5.B2" office:value-type="string">
            <text:p text:style-name="P78"><text:span text:style-name="T9">Navigation Bar</text:span></text:p>
          </table:table-cell>
          <table:table-cell table:style-name="Table5.C2" office:value-type="string">
            <text:p text:style-name="P78"><text:span text:style-name="T9">HTML, CSS</text:span></text:p>
          </table:table-cell>
          <table:table-cell table:style-name="Table5.D2" office:value-type="string">
            <text:p text:style-name="P56"><text:span text:style-name="T81">The navigation bar was created with </text:span><text:span text:style-name="T83">HTML</text:span><text:span text:style-name="T81"> and provided it with the hyperlink function and CSS helped to position it, color it and give it a meaningful font.</text:span></text:p>
          </table:table-cell>
        </table:table-row>
        <table:table-row table:style-name="Table5.1">
          <table:covered-table-cell/>
          <table:table-cell table:style-name="Table5.B4" office:value-type="string">
            <text:p text:style-name="P78"><text:span text:style-name="T9">footer</text:span></text:p>
          </table:table-cell>
          <table:table-cell table:style-name="Table5.C4" office:value-type="string">
            <text:p text:style-name="P78"><text:span text:style-name="T9">HTML, CSS</text:span></text:p>
          </table:table-cell>
          <table:table-cell table:style-name="Table5.D4" office:value-type="string">
            <text:p text:style-name="P56"><text:span text:style-name="T32">The hyperlinking of various elements within the footer, the marking up of other content went through the use of </text:span><text:span text:style-name="T33">HTML</text:span><text:span text:style-name="T38"> </text:span><text:span text:style-name="T32">and the styling was achieved using CSS</text:span><text:span text:style-name="T38">. </text:span></text:p>
          </table:table-cell>
        </table:table-row>
        <table:table-row table:style-name="Table5.1">
          <table:covered-table-cell/>
          <table:table-cell table:style-name="Table5.B4" office:value-type="string">
            <text:p text:style-name="P78"><text:span text:style-name="T9">Image content</text:span></text:p>
          </table:table-cell>
          <table:table-cell table:style-name="Table5.C4" office:value-type="string">
            <text:p text:style-name="P78"><text:span text:style-name="T9">HTML, CSS</text:span></text:p>
          </table:table-cell>
          <table:table-cell table:style-name="Table5.D4" office:value-type="string">
            <text:p text:style-name="P56"><text:span text:style-name="T32">Most of the effects of the images were achieved through the use of </text:span><text:span text:style-name="T33">HTML</text:span><text:span text:style-name="T32"> and the styling of it and the behaviors were achieved through the use of CSS</text:span></text:p>
          </table:table-cell>
        </table:table-row>
        <table:table-row table:style-name="Table5.5">
          <table:table-cell table:style-name="Table5.A5" table:number-rows-spanned="2" office:value-type="string">
            <text:p text:style-name="P82">Home</text:p>
          </table:table-cell>
          <table:table-cell table:style-name="Table5.A1" office:value-type="string">
            <text:p text:style-name="P78"><text:span text:style-name="T9">Slides</text:span></text:p>
          </table:table-cell>
          <table:table-cell table:style-name="Table5.A1" office:value-type="string">
            <text:p text:style-name="P78"><text:span text:style-name="T9"><text:s/>HTML, CSS, JAVASCRIPT</text:span></text:p>
          </table:table-cell>
          <table:table-cell table:style-name="Table5.A1" office:value-type="string">
            <text:p text:style-name="P56"><text:span text:style-name="T33">HTML</text:span><text:span text:style-name="T32"> marked the content for display, Styling was done using CSS, JavaScript enabled the changes from one slide to the other.</text:span></text:p>
          </table:table-cell>
        </table:table-row>
        <table:table-row table:style-name="Table5.5">
          <table:covered-table-cell/>
          <table:table-cell table:style-name="Table5.A1" office:value-type="string">
            <text:p text:style-name="P78"><text:span text:style-name="T46">arrows</text:span></text:p>
          </table:table-cell>
          <table:table-cell table:style-name="Table5.A1" office:value-type="string">
            <text:p text:style-name="P78"><text:span text:style-name="T46">HTML, CSS</text:span></text:p>
          </table:table-cell>
          <table:table-cell table:style-name="Table5.A1" office:value-type="string">
            <text:p text:style-name="P56"><text:span text:style-name="T35">The arrows were marked and displayed using </text:span><text:span text:style-name="T36">HTML</text:span><text:span text:style-name="T35">. </text:span><text:span text:style-name="T36">CSS</text:span><text:span text:style-name="T35"> helped to apply a wide range of styling to it.</text:span></text:p>
            <text:p text:style-name="P81"/>
          </table:table-cell>
        </table:table-row>
        <table:table-row table:style-name="Table5.5">
          <table:table-cell table:style-name="Table5.A7" table:number-rows-spanned="3" office:value-type="string">
            <text:p text:style-name="P78"><text:span text:style-name="T46">Stories Page</text:span></text:p>
          </table:table-cell>
          <table:table-cell table:style-name="Table5.A1" office:value-type="string">
            <text:p text:style-name="P78"><text:span text:style-name="T9">General design</text:span></text:p>
          </table:table-cell>
          <table:table-cell table:style-name="Table5.A1" office:value-type="string">
            <text:p text:style-name="P78"><text:span text:style-name="T9">HTML, CSS</text:span></text:p>
          </table:table-cell>
          <table:table-cell table:style-name="Table5.A1" office:value-type="string">
            <text:p text:style-name="P56"><text:span text:style-name="T32">Most of the page’s content were created and styled through the use of </text:span><text:span text:style-name="T33">HTML</text:span><text:span text:style-name="T32"> and CSS.</text:span></text:p>
          </table:table-cell>
        </table:table-row>
        <table:table-row table:style-name="Table5.8">
          <table:covered-table-cell/>
          <table:table-cell table:style-name="Table5.A1" office:value-type="string">
            <text:p text:style-name="P78"><text:span text:style-name="T9">Slides </text:span></text:p>
          </table:table-cell>
          <table:table-cell table:style-name="Table5.A1" office:value-type="string">
            <text:p text:style-name="P78"><text:span text:style-name="T9">HTML, CSS, JAVASCRIPT</text:span></text:p>
          </table:table-cell>
          <table:table-cell table:style-name="Table5.A1" office:value-type="string">
            <text:p text:style-name="P56"><text:span text:style-name="T33">HTML</text:span><text:span text:style-name="T32"> marked the content for display, Styling was done using CSS, JavaScript enabled the changes from one slide to the other.</text:span></text:p>
          </table:table-cell>
        </table:table-row>
        <table:table-row table:style-name="Table5.8">
          <table:covered-table-cell/>
          <table:table-cell table:style-name="Table5.A1" office:value-type="string">
            <text:p text:style-name="P78"><text:span text:style-name="T9">Table</text:span></text:p>
          </table:table-cell>
          <table:table-cell table:style-name="Table5.A1" office:value-type="string">
            <text:p text:style-name="P78"><text:span text:style-name="T9">HTML, CSS</text:span></text:p>
          </table:table-cell>
          <table:table-cell table:style-name="Table5.A1" office:value-type="string">
            <text:p text:style-name="P56"><text:span text:style-name="T32">Most of the page’s content were created and styled through the use of </text:span><text:span text:style-name="T33">HTML</text:span><text:span text:style-name="T32"> and CSS.</text:span></text:p>
          </table:table-cell>
        </table:table-row>
        <text:soft-page-break/>
        <table:table-row table:style-name="Table5.10">
          <table:table-cell table:style-name="Table5.A7" table:number-rows-spanned="3" office:value-type="string">
            <text:p text:style-name="P78"><text:span text:style-name="T9">Contact US Page</text:span></text:p>
          </table:table-cell>
          <table:table-cell table:style-name="Table5.A1" office:value-type="string">
            <text:p text:style-name="P78"><text:span text:style-name="T9">General Design</text:span></text:p>
            <text:p text:style-name="P44"/>
          </table:table-cell>
          <table:table-cell table:style-name="Table5.A1" office:value-type="string">
            <text:p text:style-name="P78"><text:span text:style-name="T9">HTML, CSS</text:span></text:p>
          </table:table-cell>
          <table:table-cell table:style-name="Table5.A1" office:value-type="string">
            <text:p text:style-name="P56"><text:span text:style-name="T32">Most of the page’s content were created and styled through the use of </text:span><text:span text:style-name="T33">HTML</text:span><text:span text:style-name="T32"> and CSS.</text:span></text:p>
          </table:table-cell>
        </table:table-row>
        <table:table-row table:style-name="Table5.10">
          <table:covered-table-cell/>
          <table:table-cell table:style-name="Table5.A1" office:value-type="string">
            <text:p text:style-name="P78"><text:span text:style-name="T9">Form for data input</text:span></text:p>
          </table:table-cell>
          <table:table-cell table:style-name="Table5.A1" office:value-type="string">
            <text:p text:style-name="P78"><text:span text:style-name="T9">HTML, CSS</text:span></text:p>
          </table:table-cell>
          <table:table-cell table:style-name="Table5.A1" office:value-type="string">
            <text:p text:style-name="P56"><text:span text:style-name="T32">HTML, CSS</text:span><text:span text:style-name="T38"> </text:span><text:span text:style-name="T34">were</text:span><text:span text:style-name="T32"> used to create the form with form tags incorporated with styling</text:span></text:p>
          </table:table-cell>
        </table:table-row>
        <table:table-row table:style-name="Table5.10">
          <table:covered-table-cell/>
          <table:table-cell table:style-name="Table5.A1" office:value-type="string">
            <text:p text:style-name="P56"><text:span text:style-name="T33">Card</text:span><text:span text:style-name="T32"> slides</text:span></text:p>
          </table:table-cell>
          <table:table-cell table:style-name="Table5.A1" office:value-type="string">
            <text:p text:style-name="P78"><text:span text:style-name="T9">HTML, CSS, JavaScript</text:span></text:p>
          </table:table-cell>
          <table:table-cell table:style-name="Table5.A1" office:value-type="string">
            <text:p text:style-name="P56"><text:span text:style-name="T33">HTML</text:span><text:span text:style-name="T32"> marked the content for display, Styling was done using CSS, JavaScript enabled the changes from one slide to the other</text:span></text:p>
          </table:table-cell>
        </table:table-row>
      </table:table>
      <text:p text:style-name="P6"/>
      <text:p text:style-name="P22"><text:span text:style-name="T16">5.2.3 Development and Testing Stage</text:span></text:p>
      <text:p text:style-name="P6"/>
      <text:p text:style-name="P25"><text:span text:style-name="T16">5.2.3.1 </text:span><text:span text:style-name="T41">I</text:span><text:span text:style-name="T16">nterface coding</text:span></text:p>
      <text:p text:style-name="P31"><text:span text:style-name="T20">Using multiple technologies, </text:span><text:span text:style-name="T25">Crackajacks</text:span><text:span text:style-name="T20"> populated the text editors with multiple </text:span><text:span text:style-name="T25">lines of </text:span><text:span text:style-name="T20">codes that helped to come up with working interfaces of different linked web pages.</text:span></text:p>
      <text:p text:style-name="P6"/>
      <text:p text:style-name="P22"><text:span text:style-name="T16">5.2.3.2-unit testing </text:span></text:p>
      <text:p text:style-name="P22"><text:span text:style-name="T16">Each page was tested against the requirements upon its completion to check if it was meeting the requirements specified in the planning stage. The home page, stories page and contact us page were tested individually</text:span></text:p>
      <text:p text:style-name="P6"/>
      <text:p text:style-name="P22"><text:span text:style-name="T16">5.2.3.3 </text:span><text:span text:style-name="T41">I</text:span><text:span text:style-name="T16">ntegration testing </text:span></text:p>
      <text:p text:style-name="P22"><text:span text:style-name="T41">D</text:span><text:span text:style-name="T16">ifferent components of the websites were tested in pairs to see if they can work together in order to meet the requirements that were set against them.</text:span></text:p>
      <text:p text:style-name="P6"/>
      <text:p text:style-name="P22"><text:span text:style-name="T16">5.2.3.3 system testing</text:span></text:p>
      <text:p text:style-name="P22"><text:span text:style-name="T16">The entire system was tested against all the requirements set, latency, performance and other functional and non-functional requirements that were meant to be met at the end of the whole software </text:span><text:span text:style-name="T41">development process</text:span><text:span text:style-name="T16">.</text:span></text:p>
      <text:p text:style-name="P6"><text:soft-page-break/></text:p>
      <text:p text:style-name="P22"><text:span text:style-name="T16">5.2.3.4 Acceptance testing</text:span></text:p>
      <text:p text:style-name="P22"><text:span text:style-name="T16">The system was taken to some users who had to test it on the looks and feel of it, the ease to use, latency, availability and a number of criteria were put in place for them to go through with the test.</text:span></text:p>
      <text:p text:style-name="P6"/>
      <text:p text:style-name="P6"/>
      <text:p text:style-name="P39">Functional Test<text:span text:style-name="T88">ing</text:span></text:p>
      <text:p text:style-name="P37"><text:span text:style-name="T58">User requirements gathered in the planning were tested through different stages and different phase</text:span><text:span text:style-name="T63">s</text:span><text:span text:style-name="T58"> but </text:span><text:span text:style-name="T63">this</text:span><text:span text:style-name="T58"> part of the report talks more of the user acceptance testing </text:span><text:span text:style-name="T63">where</text:span><text:span text:style-name="T58"> </text:span><text:span text:style-name="T63">some</text:span><text:span text:style-name="T58"> user</text:span><text:span text:style-name="T63">s</text:span><text:span text:style-name="T58"> tested the systems requirements </text:span><text:span text:style-name="T63">to see if</text:span><text:span text:style-name="T58"> </text:span><text:span text:style-name="T63">the final product met</text:span><text:span text:style-name="T58"> what </text:span><text:span text:style-name="T63">was expected</text:span><text:span text:style-name="T58">.</text:span></text:p>
      <text:p text:style-name="P65"/>
      <text:p text:style-name="P68"><text:span text:style-name="T46">6. Review of Final Deliverable</text:span></text:p>
      <text:p text:style-name="P65"/>
      <text:p text:style-name="P68"><text:span text:style-name="T46">A google form was created to accompany the working and final software during the t</text:span><text:span text:style-name="T51">e</text:span><text:span text:style-name="T46">sting phase so we can do a user acceptance test on the system. A number of questions were given to the user through the google form and the following statistics were collected from the users based on their perspective on the system.</text:span></text:p>
      <text:p text:style-name="P65"/>
      <text:p text:style-name="P68"><text:span text:style-name="T46">The google form was sent to about 20 people who had to use the system and answered giving us the following statistics.</text:span></text:p>
      <text:p text:style-name="P65"/>
      <text:p text:style-name="P68"><text:span text:style-name="T46">1. </text:span><text:span text:style-name="T51">P</text:span><text:span text:style-name="T46">age Latency</text:span></text:p>
      <text:p text:style-name="P65"/>
      <text:p text:style-name="P68"><text:span text:style-name="T46">Were you pleased with the loading and responding time of the page?</text:span></text:p>
      <text:p text:style-name="P65"/>
      <text:p text:style-name="P68"><text:span text:style-name="T46">20 responses</text:span></text:p>
      <text:p text:style-name="P65"/>
      <text:p text:style-name="P65"/>
      <text:p text:style-name="P65"/>
      <text:p text:style-name="P65"/>
      <text:p text:style-name="P65"/>
      <text:p text:style-name="P68"><text:soft-page-break/><text:span text:style-name="T46"><text:s text:c="148"/></text:span><draw:frame draw:style-name="fr1" text:anchor-type="as-char" svg:width="5in" svg:height="3in" draw:z-index="0"><draw:object xlink:href="./Object 3" xlink:type="simple" xlink:show="embed" xlink:actuate="onLoad"/><draw:image xlink:href="./ObjectReplacements/Object 3" xlink:type="simple" xlink:show="embed" xlink:actuate="onLoad"/></draw:frame></text:p>
      <text:p text:style-name="P65"/>
      <text:p text:style-name="P65"/>
      <text:p text:style-name="P74"><text:span text:style-name="T46">About 90% of the users loved the way the response time was while 10% did not like the response time. </text:span><text:span text:style-name="T52">We resolved to keep things the way they are since the problem the 10% were experiencing was more likely an internet connectivity issue.</text:span></text:p>
      <text:p text:style-name="P65"/>
      <text:p text:style-name="P65"/>
      <text:p text:style-name="P68"><text:span text:style-name="T46">2. Color Scheme</text:span></text:p>
      <text:p text:style-name="P68"><text:span text:style-name="T46"/></text:p>
      <text:p text:style-name="P68"><text:span text:style-name="T46">Were the colors Consistent?</text:span></text:p>
      <text:p text:style-name="P68"><text:span text:style-name="T46"/></text:p>
      <text:p text:style-name="P68"><text:span text:style-name="T46">20 responses</text:span></text:p>
      <text:p text:style-name="P65"/>
      <text:p text:style-name="P65"/>
      <text:p text:style-name="P72"><text:soft-page-break/><draw:frame draw:style-name="fr1" text:anchor-type="as-char" svg:width="5in" svg:height="3in" draw:z-index="4"><draw:object xlink:href="./Object 5" xlink:type="simple" xlink:show="embed" xlink:actuate="onLoad"/><draw:image xlink:href="./ObjectReplacements/Object 5" xlink:type="simple" xlink:show="embed" xlink:actuate="onLoad"/></draw:frame></text:p>
      <text:p text:style-name="P72"><text:span text:style-name="T46"/></text:p>
      <text:p text:style-name="P55"><text:span text:style-name="T69">A</text:span><text:span text:style-name="T65">bout 95% of the users said that the color</text:span><text:span text:style-name="T69">s</text:span><text:span text:style-name="T65"> </text:span><text:span text:style-name="T69">were</text:span><text:span text:style-name="T65"> consistent while 5% said that the color was not consistent.</text:span></text:p>
      <text:p text:style-name="P65"/>
      <text:p text:style-name="P65"/>
      <text:p text:style-name="P68"><text:span text:style-name="T46">3. Device Compatibility</text:span></text:p>
      <text:p text:style-name="P68"><text:span text:style-name="T46"/></text:p>
      <text:p text:style-name="P68"><text:span text:style-name="T46">Were the contents compatible with the device you used?</text:span></text:p>
      <text:p text:style-name="P68"><text:span text:style-name="T46"/></text:p>
      <text:p text:style-name="P68"><text:span text:style-name="T46">20 responses</text:span></text:p>
      <text:p text:style-name="P65"/>
      <text:p text:style-name="P65"/>
      <text:p text:style-name="P68"><draw:frame draw:style-name="fr1" text:anchor-type="as-char" svg:width="5in" svg:height="3in" draw:z-index="1"><draw:object xlink:href="./Object 7" xlink:type="simple" xlink:show="embed" xlink:actuate="onLoad"/><draw:image xlink:href="./ObjectReplacements/Object 7" xlink:type="simple" xlink:show="embed" xlink:actuate="onLoad"/></draw:frame></text:p>
      <text:p text:style-name="P65"><text:soft-page-break/></text:p>
      <text:p text:style-name="P68"><text:span text:style-name="T46">100% of the users said that the application was compatible with the device that they were using</text:span></text:p>
      <text:p text:style-name="P65"/>
      <text:p text:style-name="P68"><text:span text:style-name="T46">4.Font Choice</text:span></text:p>
      <text:p text:style-name="P68"><text:span text:style-name="T46"/></text:p>
      <text:p text:style-name="P68"><text:span text:style-name="T46">Did you have any problem with font used?</text:span></text:p>
      <text:p text:style-name="P68"><text:span text:style-name="T46"/></text:p>
      <text:p text:style-name="P68"><text:span text:style-name="T46">20 responses</text:span></text:p>
      <text:p text:style-name="P65"/>
      <text:p text:style-name="P68"><draw:frame draw:style-name="fr1" text:anchor-type="as-char" svg:width="5in" svg:height="3in" draw:z-index="2"><draw:object xlink:href="./Object 9" xlink:type="simple" xlink:show="embed" xlink:actuate="onLoad"/><draw:image xlink:href="./ObjectReplacements/Object 9" xlink:type="simple" xlink:show="embed" xlink:actuate="onLoad"/></draw:frame></text:p>
      <text:p text:style-name="P68"><text:span text:style-name="T46"/></text:p>
      <text:p text:style-name="P68"><text:span text:style-name="T46">About 90% of the users said they had no problem with the website while the other 10% of users said they had a problem with the font.</text:span></text:p>
      <text:p text:style-name="P65"/>
      <text:p text:style-name="P68"><text:span text:style-name="T46">5. Page Surfing</text:span></text:p>
      <text:p text:style-name="P65"/>
      <text:p text:style-name="P68"><text:span text:style-name="T46">Was it easy to navigate through the website?</text:span></text:p>
      <text:p text:style-name="P68"><text:span text:style-name="T46"/></text:p>
      <text:p text:style-name="P68"><text:span text:style-name="T46">20 responses</text:span></text:p>
      <text:p text:style-name="P65"/>
      <text:p text:style-name="P68"><text:soft-page-break/><draw:frame draw:style-name="fr1" text:anchor-type="as-char" svg:width="5in" svg:height="3in" draw:z-index="3"><draw:object xlink:href="./Object 11" xlink:type="simple" xlink:show="embed" xlink:actuate="onLoad"/><draw:image xlink:href="./ObjectReplacements/Object 11" xlink:type="simple" xlink:show="embed" xlink:actuate="onLoad"/></draw:frame></text:p>
      <text:p text:style-name="P65"/>
      <text:p text:style-name="P65"/>
      <text:p text:style-name="P68"><text:span text:style-name="T46">About 95 % of the u</text:span><text:span text:style-name="T52">s</text:span><text:span text:style-name="T46">ers said it was easy for them to navigat</text:span><text:span text:style-name="T52">e</text:span><text:span text:style-name="T46"> through the website while 5 % said they had problems navigating through the website</text:span></text:p>
      <text:p text:style-name="P68"><text:span text:style-name="T46"><text:line-break/></text:span></text:p>
      <text:p text:style-name="P68"><text:span text:style-name="T46">Conclusion</text:span></text:p>
      <text:p text:style-name="P65"/>
      <text:p text:style-name="P68"><text:span text:style-name="T18"> Discuss the project process and describe which aspects went as expected and which didn’t.</text:span></text:p>
      <text:p text:style-name="P62"/>
      <text:p text:style-name="P54"><text:span text:style-name="T20">The project started with a group meeting that laid the foundation of every aspect of the software development life cycle. A couple of meetings were held that involved assigning roles, breaking down the tasks, creating a time </text:span><text:span text:style-name="T26">f</text:span><text:span text:style-name="T20">rame, gathering requirements. discussing the wireframes and understanding the technologies that </text:span><text:span text:style-name="T26">were to</text:span><text:span text:style-name="T20"> be used in the long run of the lifecycle. Then </text:span><text:span text:style-name="T26">a</text:span><text:span text:style-name="T20"> creation of GitHub repository, Gantt Chart, logbook, google drive folder and Trello for task tracking was done. After creating everything the team started providing the requirements that were gathered at first so that the designers </text:span><text:span text:style-name="T26">could</text:span><text:span text:style-name="T20"> </text:span><text:span text:style-name="T26">come up</text:span><text:span text:style-name="T20"> the wireframes. Every wireframe was brought to a meeting for further collection or acceptance before it served as the blueprint for the team assigned to code that particular page. The coding team </text:span><text:soft-page-break/><text:span text:style-name="T26">developped</text:span><text:span text:style-name="T20"> the page and brought it to the next meeting and group would test it and give their recommendations. Once a page was tested a new wireframe for the </text:span><text:span text:style-name="T26">following</text:span><text:span text:style-name="T20"> page </text:span><text:span text:style-name="T26">was</text:span><text:span text:style-name="T20"> given to a new team to code and the same process would be repeated until all the pages were created. During</text:span><text:span text:style-name="T26"> </text:span><text:span text:style-name="T20">the </text:span><text:span text:style-name="T26">entire </text:span><text:span text:style-name="T20">process of creating and testing the pages, some members would work on the Gantt chart, logbook and google drive for all the resources to be recorded and kept. Trello kept the group </text:span><text:span text:style-name="T26">accountable</text:span><text:span text:style-name="T20"> as it kept reminding the work and progress that the team had to accomplish. After creating all the pages, the team started testing the system as a whole with all the pages working together. Google forms were then created and passed to a number of users accompanied by the link to the website for user acceptance test. The acceptance test was done on a website hosted on </text:span><text:span text:style-name="T65">Netlify.</text:span></text:p>
      <text:p text:style-name="P62"/>
      <text:p text:style-name="P63"/>
      <text:p text:style-name="P53"><text:span text:style-name="T17">●   Explain what you would do differently if you had to undertake the project again.</text:span></text:p>
      <text:p text:style-name="P83"><text:span text:style-name="T29">Having to spen</text:span><text:span text:style-name="T30">d</text:span><text:span text:style-name="T29"> more and enough time in the requirement gathering and Planning stage is something that </text:span><text:span text:style-name="T31">Crackajacks</text:span><text:span text:style-name="T29"> would do differently if the project was undertaken again. </text:span><text:span text:style-name="T31">S</text:span><text:span text:style-name="T29">ome of the requirements that were though of at the beginning had to be refined in the long run of the project thereby causing some inconveniences. The other thing would be releasing a prototype that can be used to verify and validate the system with the users. The prototype would have helped to achieve a 99.9 acceptance from the users in terms of every criteria that was set for user acceptance testing. Yes, the end product has been well accepted but taking this into account would help to make it even better.</text:span></text:p>
      <text:p text:style-name="P84"/>
      <text:p text:style-name="P85"><text:span text:style-name="T17">Provide three items of advice that you would pass on to students undertaking IP1 in the future.</text:span></text:p>
      <text:list xml:id="list2747516609" text:style-name="WWNum18">
        <text:list-item>
          <text:p text:style-name="P12"><text:span text:style-name="T46">Team player is the spirit, the IP1 is a project that encounters students carrying out the project in teams. If you are not a good team player you will bring your team down. Understanding each </text:span><text:soft-page-break/><text:span text:style-name="T46">other as a team and knowing oneself helps to provide a room for the team to progress.</text:span></text:p>
        </text:list-item>
        <text:list-item>
          <text:p text:style-name="P15"><text:span text:style-name="T9">Communication is the center of the project. </text:span><text:span text:style-name="T12">E</text:span><text:span text:style-name="T9">very part of the project depends on good communication, you might be someone who knows best on how to do some but if you cannot communicate then whatever that is will not work for the team. If you have a problem, if you feel like something should change or be improved or if you need something it all comes do</text:span><text:span text:style-name="T12">w</text:span><text:span text:style-name="T9">n to communication. Reach out to team members and see how as a group you can be able to achieve something</text:span></text:p>
        </text:list-item>
      </text:list>
      <text:p text:style-name="P14"/>
      <text:list xml:id="list73725219710831" text:continue-numbering="true" text:style-name="WWNum18">
        <text:list-item>
          <text:p text:style-name="P13"><text:span text:style-name="T9">Time management. the whole process falls if you are not able to manage your time. IP1 needs good time management because of the things that also happens while undergoing it. you need to balance your internship time with IP1 as long as you learn to balance them then you will be able to come up with a good system.</text:span></text:p>
        </text:list-item>
      </text:list>
      <text:p text:style-name="P2"/>
      <text:p text:style-name="P84"/>
      <text:p text:style-name="P68"><text:span text:style-name="T46">APPENDIX 1 PRODUCT SCREENSHOTS</text:span></text:p>
      <text:p text:style-name="P65"/>
      <text:p text:style-name="P68"><text:span text:style-name="T46">Home Page Screenshot</text:span></text:p>
      <text:p text:style-name="P65"/>
      <text:p text:style-name="P65"/>
      <text:p text:style-name="P68"><text:span text:style-name="T46">Stories Page Screenshot</text:span></text:p>
      <text:p text:style-name="P65"/>
      <text:p text:style-name="P65"/>
      <text:p text:style-name="P68"><text:span text:style-name="T46">ContactUs <text:s/>Page Screenshot</text:span></text:p>
      <text:p text:style-name="P65"/>
      <text:p text:style-name="P65"/>
      <text:p text:style-name="P65"/>
      <text:p text:style-name="P68"><text:span text:style-name="T46">APPENDIX 2 DESIGN WIREFRAMES AND HIGH-FIDELITY EXAMPLES</text:span></text:p>
      <text:p text:style-name="P39"/>
      <text:p text:style-name="P68"><text:span text:style-name="T46">Home Page Screenshot</text:span></text:p>
      <text:p text:style-name="P65"/>
      <text:p text:style-name="P65"><text:soft-page-break/></text:p>
      <text:p text:style-name="P68"><text:span text:style-name="T46">Stories Page Screenshot</text:span></text:p>
      <text:p text:style-name="P39"/>
      <text:p text:style-name="P68"><text:span text:style-name="T46">ContactUs Page Screenshot</text:span></text:p>
      <text:p text:style-name="P39"/>
      <text:p text:style-name="P39"/>
      <text:p text:style-name="P39"/>
      <text:p text:style-name="P39">APPENDIX 3 ACCEPTANCE TEST</text:p>
      <text:p text:style-name="P39"/>
      <text:p text:style-name="P39"/>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3"><text:span text:style-name="T46">Functional Requirement</text:span></text:p>
          </table:table-cell>
          <table:table-cell table:style-name="Table6.A1" office:value-type="string">
            <text:p text:style-name="P73"><text:span text:style-name="T46">User Stories</text:span></text:p>
          </table:table-cell>
          <table:table-cell table:style-name="Table6.A1" office:value-type="string">
            <text:p text:style-name="P73"><text:span text:style-name="T46">Acceptance </text:span></text:p>
          </table:table-cell>
          <table:table-cell table:style-name="Table6.A1" office:value-type="string">
            <text:p text:style-name="P73"><text:span text:style-name="T46">Tested and Working</text:span></text:p>
            <text:p text:style-name="P73"><text:span text:style-name="T46">(Yes/partially/No)</text:span></text:p>
          </table:table-cell>
        </table:table-row>
        <table:table-row table:style-name="Table6.1">
          <table:table-cell table:style-name="Table6.A1" office:value-type="string">
            <text:list xml:id="list629151704" text:style-name="WWNum17">
              <text:list-item>
                <text:p text:style-name="P18"><text:span text:style-name="T72">Allow users to access </text:span><text:span text:style-name="T73">team</text:span><text:span text:style-name="T72"> Infor</text:span><text:span text:style-name="T73">mation</text:span><text:span text:style-name="T72">.</text:span></text:p>
              </text:list-item>
            </text:list>
            <text:p text:style-name="P66"/>
            <text:p text:style-name="P66"/>
            <text:p text:style-name="P66"/>
            <text:p text:style-name="P73"><text:span text:style-name="T46"><text:s text:c="5"/></text:span></text:p>
            <text:p text:style-name="P66"/>
            <text:p text:style-name="P66"/>
            <text:p text:style-name="P66"/>
            <text:list xml:id="list73724693089837" text:continue-numbering="true" text:style-name="WWNum17">
              <text:list-item>
                <text:p text:style-name="P20"><text:span text:style-name="T46">Provides easy navigation</text:span></text:p>
              </text:list-item>
            </text:list>
            <text:p text:style-name="P16"/>
            <text:p text:style-name="P16"/>
            <text:p text:style-name="P16"/>
            <text:p text:style-name="P16"><text:soft-page-break/></text:p>
            <text:p text:style-name="P16"/>
            <text:p text:style-name="P16"/>
            <text:list xml:id="list73724942354609" text:continue-numbering="true" text:style-name="WWNum17">
              <text:list-item>
                <text:p text:style-name="P20"><text:span text:style-name="T46">Provides further information on professional and social platforms</text:span></text:p>
              </text:list-item>
            </text:list>
            <text:p text:style-name="P66"/>
            <text:p text:style-name="P16"/>
            <text:p text:style-name="P16"/>
            <text:p text:style-name="P16"/>
            <text:p text:style-name="P16"/>
            <text:p text:style-name="P16"/>
            <text:p text:style-name="P16"/>
            <text:p text:style-name="P16"/>
            <text:p text:style-name="P16"/>
            <text:list xml:id="list73724440760709" text:continue-numbering="true" text:style-name="WWNum17">
              <text:list-item>
                <text:p text:style-name="P20"><text:span text:style-name="T46">Provide a contact means to users</text:span></text:p>
              </text:list-item>
            </text:list>
          </table:table-cell>
          <table:table-cell table:style-name="Table6.A1" office:value-type="string">
            <text:p text:style-name="P56"><text:span text:style-name="T65">As a user I want to be able to see the experience and journey of the </text:span><text:span text:style-name="T70">Crackajacks</text:span><text:span text:style-name="T65"> team.</text:span></text:p>
            <text:p text:style-name="P66"/>
            <text:p text:style-name="P66"/>
            <text:p text:style-name="P66"/>
            <text:p text:style-name="P66"/>
            <text:p text:style-name="P73"><text:span text:style-name="T46">As a user I want to be able to click on a link to be taken to a related content after the name</text:span></text:p>
            <text:p text:style-name="P66"><text:soft-page-break/></text:p>
            <text:p text:style-name="P66"/>
            <text:p text:style-name="P66"/>
            <text:p text:style-name="P56"><text:span text:style-name="T65">As </text:span><text:span text:style-name="T70">a </text:span><text:span text:style-name="T65">user I want to follow and see </text:span><text:span text:style-name="T70">Crackajacks</text:span><text:span text:style-name="T65"> team professional and social information on their professional and social media platforms</text:span></text:p>
            <text:p text:style-name="P66"/>
            <text:p text:style-name="P66"/>
            <text:p text:style-name="P66"/>
            <text:p text:style-name="P73"><text:span text:style-name="T46">As user I want to be able to contact the <text:s/>team if need be for some information</text:span></text:p>
          </table:table-cell>
          <table:table-cell table:style-name="Table6.A1" office:value-type="string">
            <text:list xml:id="list268637724" text:style-name="WWNum16">
              <text:list-item>
                <text:p text:style-name="P21"><text:span text:style-name="T46">Opens the landing page</text:span></text:p>
              </text:list-item>
              <text:list-item>
                <text:p text:style-name="P21"><text:span text:style-name="T46">Surf around the page</text:span></text:p>
              </text:list-item>
              <text:list-item>
                <text:p text:style-name="P21"><text:span text:style-name="T46">Clicks on different links and surf different pages</text:span></text:p>
              </text:list-item>
            </text:list>
            <text:p text:style-name="P66"/>
            <text:p text:style-name="P66"/>
            <text:p text:style-name="P66"/>
            <text:p text:style-name="P66"/>
            <text:list xml:id="list73725885397759" text:continue-numbering="true" text:style-name="WWNum16">
              <text:list-item>
                <text:p text:style-name="P21"><text:span text:style-name="T46">Clicks on a selected link</text:span></text:p>
              </text:list-item>
              <text:list-item>
                <text:p text:style-name="P21"><text:span text:style-name="T46">Opens a new page </text:span></text:p>
              </text:list-item>
              <text:list-item>
                <text:p text:style-name="P21"><text:span text:style-name="T46">Surfs the page</text:span></text:p>
              </text:list-item>
            </text:list>
            <text:p text:style-name="P17"><text:soft-page-break/></text:p>
            <text:p text:style-name="P17"/>
            <text:p text:style-name="P17"/>
            <text:list xml:id="list73724932212255" text:continue-numbering="true" text:style-name="WWNum16">
              <text:list-item>
                <text:p text:style-name="P21"><text:span text:style-name="T46">Clicks on professional/social medial link</text:span></text:p>
              </text:list-item>
              <text:list-item>
                <text:p text:style-name="P21"><text:span text:style-name="T46">Redirected to professional/social media platform</text:span></text:p>
              </text:list-item>
            </text:list>
            <text:p text:style-name="P66"/>
            <text:p text:style-name="P66"/>
            <text:p text:style-name="P66"/>
            <text:p text:style-name="P66"/>
            <text:p text:style-name="P66"/>
            <text:p text:style-name="P66"/>
            <text:p text:style-name="P66"/>
            <text:p text:style-name="P66"/>
            <text:list xml:id="list73725182877312" text:continue-numbering="true" text:style-name="WWNum16">
              <text:list-item>
                <text:p text:style-name="P19"><text:span text:style-name="T65">Opens the </text:span><text:span text:style-name="T71">website</text:span><text:span text:style-name="T65"> </text:span></text:p>
              </text:list-item>
              <text:list-item>
                <text:p text:style-name="P21"><text:span text:style-name="T46">Click on contact us </text:span><text:span text:style-name="T54">menu item</text:span></text:p>
              </text:list-item>
              <text:list-item>
                <text:p text:style-name="P21"><text:span text:style-name="T46">Sends message or extract an email for personal contacting</text:span></text:p>
              </text:list-item>
            </text:list>
          </table:table-cell>
          <table:table-cell table:style-name="Table6.A1" office:value-type="string">
            <text:p text:style-name="P73"><text:span text:style-name="T46">Yes</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3"><text:span text:style-name="T46">Yes</text:span></text:p>
            <text:p text:style-name="P66"/>
            <text:p text:style-name="P66"/>
            <text:p text:style-name="P66"/>
            <text:p text:style-name="P66"/>
            <text:p text:style-name="P66"><text:soft-page-break/></text:p>
            <text:p text:style-name="P66"/>
            <text:p text:style-name="P66"/>
            <text:p text:style-name="P66"/>
            <text:p text:style-name="P73"><text:span text:style-name="T46">Yes</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3"><text:span text:style-name="T46">Yes</text:span></text:p>
          </table:table-cell>
        </table:table-row>
      </table:table>
      <text:p text:style-name="P39"/>
      <text:p text:style-name="P39"/>
      <text:p text:style-name="P39"/>
      <text:p text:style-name="P39"/>
      <text:p text:style-name="P39"><text:soft-page-break/></text:p>
      <text:p text:style-name="P39">References:</text:p>
      <text:p text:style-name="P39"/>
      <text:p text:style-name="P40">W3schools.com. 2022. W3Schools Free Online Web Tutorials. [online] Available at: &lt;https://www.w3schools.com/&gt; [Accessed 26 July 2022].</text:p>
      <text:p text:style-name="P35"><text:a xlink:type="simple" xlink:href="mtp://SAMSUNG_SAMSUNG_Android_520059258c15b531/Phone/Documents/Trello%20(2022).%20Available%20at:%20https://trello.com/%20(Accessed:%2024%20July%202022)." text:style-name="Internet_20_link" text:visited-style-name="Visited_20_Internet_20_Link"><text:span text:style-name="Internet_20_link"><text:span text:style-name="T58">Trello (2022).</text:span></text:span></text:a><text:a xlink:type="simple" xlink:href="mtp://SAMSUNG_SAMSUNG_Android_520059258c15b531/Phone/Documents/Trello%20(2022).%20Available%20at:%20https://trello.com/%20(Accessed:%2024%20July%202022)." text:style-name="Internet_20_link" text:visited-style-name="Visited_20_Internet_20_Link"><text:span text:style-name="T58"> [online] </text:span></text:a><text:a xlink:type="simple" xlink:href="mtp://SAMSUNG_SAMSUNG_Android_520059258c15b531/Phone/Documents/Trello%20(2022).%20Available%20at:%20https://trello.com/%20(Accessed:%2024%20July%202022)." text:style-name="Internet_20_link" text:visited-style-name="Visited_20_Internet_20_Link"><text:span text:style-name="Internet_20_link"><text:span text:style-name="T58"><text:s/>Available at: https://trello.com/ (Accessed: 24 July 2022).</text:span></text:span></text:a></text:p>
      <text:p text:style-name="P35"><text:span text:style-name="T58">Figma (2022). [online] Available at://</text:span><text:a xlink:type="simple" xlink:href="https://www.figma.com/(Accessed" text:style-name="Internet_20_link" text:visited-style-name="Visited_20_Internet_20_Link"><text:span text:style-name="T58">https://www.figma.com/(Accessed</text:span></text:a><text:span text:style-name="T58">:20 July 2022).</text:span></text:p>
      <text:p text:style-name="P35"><text:span text:style-name="T58">Netlify (2022). [online] Available at:// </text:span><text:a xlink:type="simple" xlink:href="https://www.netlify.com/(Accessed:20" text:style-name="Internet_20_link" text:visited-style-name="Visited_20_Internet_20_Link"><text:span text:style-name="T58">https://www.netlify.com/(Accessed:20</text:span></text:a><text:span text:style-name="T58"> July 2022) </text:span></text:p>
      <text:p text:style-name="P39"/>
      <text:p text:style-name="P39"/>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Quicksand" svg:font-family="Quicksand" style:font-pitch="variable"/>
    <style:font-face style:name="ArialMT" svg:font-family="ArialM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MT1" svg:font-family="ArialMT"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0339in" fo:margin-bottom="0.0339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0339in" fo:margin-bottom="0.0339in" loext: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pple-tab-span" style:family="text" style:parent-style-name="Default_20_Paragraph_20_Fon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0"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9"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text:start-value="3">
        <style:list-level-properties text:list-level-position-and-space-mode="label-alignment">
          <style:list-level-label-alignment text:label-followed-by="listtab" fo:text-indent="-0.3335in" fo:margin-left="0.3335in"/>
        </style:list-level-properties>
      </text:list-level-style-number>
      <text:list-level-style-number text:level="2" style:num-format="1" text:display-levels="2">
        <style:list-level-properties text:list-level-position-and-space-mode="label-alignment">
          <style:list-level-label-alignment text:label-followed-by="listtab" fo:text-indent="-0.3335in" fo:margin-left="0.3335in"/>
        </style:list-level-properties>
      </text:list-level-style-number>
      <text:list-level-style-number text:level="3" style:num-format="1" text:start-value="2"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i">
        <style:list-level-properties text:list-level-position-and-space-mode="label-alignment">
          <style:list-level-label-alignment text:label-followed-by="listtab" fo:text-indent="-0.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46"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8"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5"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57"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8"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9"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1"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4"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66"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7"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8"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9"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0"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1"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73"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5"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6"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7"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8"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9"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0"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1"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82"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4"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5"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6"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7"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8"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9"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0"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9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4"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5"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7"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8"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374in"/>
        </style:list-level-properties>
        <style:text-properties style:font-name="Symbol"/>
      </text:list-level-style-bullet>
      <text:list-level-style-bullet text:level="2" text:style-name="ListLabel_20_100" text:bullet-char="o">
        <style:list-level-properties text:list-level-position-and-space-mode="label-alignment">
          <style:list-level-label-alignment text:label-followed-by="listtab" fo:text-indent="-0.25in" fo:margin-left="1.0374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374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0374in"/>
        </style:list-level-properties>
        <style:text-properties style:font-name="Symbol"/>
      </text:list-level-style-bullet>
      <text:list-level-style-bullet text:level="5" text:style-name="ListLabel_20_101" text:bullet-char="o">
        <style:list-level-properties text:list-level-position-and-space-mode="label-alignment">
          <style:list-level-label-alignment text:label-followed-by="listtab" fo:text-indent="-0.25in" fo:margin-left="2.5374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037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374in"/>
        </style:list-level-properties>
        <style:text-properties style:font-name="Symbol"/>
      </text:list-level-style-bullet>
      <text:list-level-style-bullet text:level="8" text:style-name="ListLabel_20_102" text:bullet-char="o">
        <style:list-level-properties text:list-level-position-and-space-mode="label-alignment">
          <style:list-level-label-alignment text:label-followed-by="listtab" fo:text-indent="-0.25in" fo:margin-left="4.037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546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04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46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046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4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046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46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04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Harry Goliyo</meta:initial-creator>
    <meta:editing-cycles>6</meta:editing-cycles>
    <meta:creation-date>2022-08-02T17:56:00</meta:creation-date>
    <dc:date>2022-08-04T07:37:24.128958180</dc:date>
    <meta:editing-duration>PT11H26M21S</meta:editing-duration>
    <meta:generator>LibreOffice/6.4.7.2$Linux_X86_64 LibreOffice_project/40$Build-2</meta:generator>
    <meta:document-statistic meta:table-count="6" meta:image-count="0" meta:object-count="5" meta:page-count="24" meta:paragraph-count="271" meta:word-count="4271" meta:character-count="25912" meta:non-whitespace-character-count="217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include-hidden-cells="false" chart:auto-position="true" chart:auto-size="true" chart:treat-empty-cells="leave-gap"/>
    </style:style>
    <style:style style:name="ch6"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7"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8" style:family="chart" style:data-style-name="N0">
      <style:chart-properties chart:link-data-style-to-source="false" chart:label-position="avoid-overlap">
        <chart:label-separator>
          <text:p>; </text:p>
        </chart:label-separator>
      </style:chart-properties>
      <style:graphic-properties draw:stroke="none" draw:fill-color="#4472c4"/>
      <style:text-properties fo:color="#000000" style:text-position="0% 100%" fo:font-family="Calibri" fo:font-size="10pt" style:font-size-asian="10pt" style:font-size-complex="10pt"/>
    </style:style>
    <style:style style:name="ch9" style:family="chart">
      <style:chart-properties chart:solid-type="cuboid"/>
      <style:graphic-properties draw:stroke="solid" svg:stroke-width="0.053cm" svg:stroke-color="#ffffff" draw:fill-color="#4472c4"/>
    </style:style>
    <style:style style:name="ch10" style:family="chart">
      <style:chart-properties chart:solid-type="cuboid"/>
      <style:graphic-properties draw:stroke="solid" svg:stroke-width="0.053cm" svg:stroke-color="#ffffff" draw:fill-color="#ed7d31"/>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12.699cm" svg:height="7.619cm" xlink:href="." xlink:type="simple" chart:class="chart:circle" chart:style-name="ch1">
        <chart:title svg:x="4.938cm" svg:y="0.288cm" chart:style-name="ch2">
          <text:p>Chart Title</text:p>
        </chart:title>
        <chart:subtitle svg:x="0cm" svg:y="0cm" chart:style-name="ch3">
          <text:p/>
        </chart:subtitle>
        <chart:legend chart:legend-position="bottom" svg:x="5.318cm" svg:y="7.042cm" style:legend-expansion="wide" chart:style-name="ch4"/>
        <chart:plot-area chart:style-name="ch5" chart:data-source-has-labels="both" svg:x="0.253cm" svg:y="1.319cm" svg:width="12.193cm" svg:height="5.387cm">
          <chartooo:coordinate-region svg:x="3.656cm" svg:y="1.32cm" svg:width="5.386cm" svg:height="5.386cm"/>
          <chart:axis chart:dimension="x" chart:name="primary-x" chart:style-name="ch6" chartooo:axis-type="text">
            <chart:categories table:cell-range-address="local-table.$A$2:.$A$3"/>
          </chart:axis>
          <chart:axis chart:dimension="y" chart:name="primary-y" chart:style-name="ch7"/>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yes </text:p>
              </table:table-cell>
              <table:table-cell office:value-type="float" office:value="18">
                <text:p>18</text:p>
              </table:table-cell>
            </table:table-row>
            <table:table-row>
              <table:table-cell office:value-type="string">
                <text:p>No</text:p>
              </table:table-cell>
              <table:table-cell office:value-type="float" office:value="2">
                <text:p>2</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1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include-hidden-cells="false" chart:auto-position="true" chart:auto-size="true" chart:treat-empty-cells="leave-gap"/>
    </style:style>
    <style:style style:name="ch6"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7"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8" style:family="chart" style:data-style-name="N0">
      <style:chart-properties chart:link-data-style-to-source="false" chart:label-position="avoid-overlap">
        <chart:label-separator>
          <text:p>; </text:p>
        </chart:label-separator>
      </style:chart-properties>
      <style:graphic-properties draw:stroke="none" draw:fill-color="#4472c4"/>
      <style:text-properties fo:color="#000000" style:text-position="0% 100%" fo:font-family="Calibri" fo:font-size="10pt" style:font-size-asian="10pt" style:font-size-complex="10pt"/>
    </style:style>
    <style:style style:name="ch9" style:family="chart">
      <style:chart-properties chart:solid-type="cuboid"/>
      <style:graphic-properties draw:stroke="solid" svg:stroke-width="0.053cm" svg:stroke-color="#ffffff" draw:fill-color="#4472c4"/>
    </style:style>
    <style:style style:name="ch10" style:family="chart">
      <style:chart-properties chart:solid-type="cuboid"/>
      <style:graphic-properties draw:stroke="solid" svg:stroke-width="0.053cm" svg:stroke-color="#ffffff" draw:fill-color="#ed7d31"/>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12.699cm" svg:height="7.619cm" xlink:href="." xlink:type="simple" chart:class="chart:circle" chart:style-name="ch1">
        <chart:title svg:x="4.938cm" svg:y="0.288cm" chart:style-name="ch2">
          <text:p>Chart Title</text:p>
        </chart:title>
        <chart:subtitle svg:x="0cm" svg:y="0cm" chart:style-name="ch3">
          <text:p/>
        </chart:subtitle>
        <chart:legend chart:legend-position="bottom" svg:x="5.37cm" svg:y="7.042cm" style:legend-expansion="wide" chart:style-name="ch4"/>
        <chart:plot-area chart:style-name="ch5" chart:data-source-has-labels="both" svg:x="0.253cm" svg:y="1.319cm" svg:width="12.193cm" svg:height="5.387cm">
          <chartooo:coordinate-region svg:x="3.656cm" svg:y="1.32cm" svg:width="5.386cm" svg:height="5.386cm"/>
          <chart:axis chart:dimension="x" chart:name="primary-x" chart:style-name="ch6" chartooo:axis-type="text">
            <chart:categories table:cell-range-address="local-table.$A$2:.$A$3"/>
          </chart:axis>
          <chart:axis chart:dimension="y" chart:name="primary-y" chart:style-name="ch7"/>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Yes</text:p>
              </table:table-cell>
              <table:table-cell office:value-type="float" office:value="19">
                <text:p>19</text:p>
              </table:table-cell>
            </table:table-row>
            <table:table-row>
              <table:table-cell office:value-type="string">
                <text:p>No</text:p>
              </table:table-cell>
              <table:table-cell office:value-type="float" office:value="1">
                <text:p>1</text:p>
              </table:table-cell>
            </table:table-row>
          </table:table-rows>
        </table:table>
      </chart:chart>
    </office:chart>
  </office:body>
</office:document-content>
</file>

<file path=Object 1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include-hidden-cells="false" chart:auto-position="true" chart:auto-size="true" chart:treat-empty-cells="leave-gap"/>
    </style:style>
    <style:style style:name="ch6"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7"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8" style:family="chart" style:data-style-name="N0">
      <style:chart-properties chart:link-data-style-to-source="false" chart:label-position="avoid-overlap">
        <chart:label-separator>
          <text:p>; </text:p>
        </chart:label-separator>
      </style:chart-properties>
      <style:graphic-properties draw:stroke="none" draw:fill-color="#4472c4"/>
      <style:text-properties fo:color="#000000" style:text-position="0% 100%" fo:font-family="Calibri" fo:font-size="10pt" style:font-size-asian="10pt" style:font-size-complex="10pt"/>
    </style:style>
    <style:style style:name="ch9" style:family="chart">
      <style:chart-properties chart:solid-type="cuboid"/>
      <style:graphic-properties draw:stroke="solid" svg:stroke-width="0.053cm" svg:stroke-color="#ffffff" draw:fill-color="#4472c4"/>
    </style:style>
    <style:style style:name="ch10" style:family="chart">
      <style:chart-properties chart:solid-type="cuboid"/>
      <style:graphic-properties draw:stroke="solid" svg:stroke-width="0.053cm" svg:stroke-color="#ffffff" draw:fill-color="#ed7d31"/>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12.699cm" svg:height="7.619cm" xlink:href="." xlink:type="simple" chart:class="chart:circle" chart:style-name="ch1">
        <chart:title svg:x="4.938cm" svg:y="0.288cm" chart:style-name="ch2">
          <text:p>Chart Title</text:p>
        </chart:title>
        <chart:subtitle svg:x="0cm" svg:y="0cm" chart:style-name="ch3">
          <text:p/>
        </chart:subtitle>
        <chart:legend chart:legend-position="bottom" svg:x="5.37cm" svg:y="7.042cm" style:legend-expansion="wide" chart:style-name="ch4"/>
        <chart:plot-area chart:style-name="ch5" chart:data-source-has-labels="both" svg:x="0.253cm" svg:y="1.319cm" svg:width="12.193cm" svg:height="5.387cm">
          <chartooo:coordinate-region svg:x="3.656cm" svg:y="1.32cm" svg:width="5.386cm" svg:height="5.386cm"/>
          <chart:axis chart:dimension="x" chart:name="primary-x" chart:style-name="ch6" chartooo:axis-type="text">
            <chart:categories table:cell-range-address="local-table.$A$2:.$A$3"/>
          </chart:axis>
          <chart:axis chart:dimension="y" chart:name="primary-y" chart:style-name="ch7"/>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Yes</text:p>
              </table:table-cell>
              <table:table-cell office:value-type="float" office:value="19">
                <text:p>19</text:p>
              </table:table-cell>
            </table:table-row>
            <table:table-row>
              <table:table-cell office:value-type="string">
                <text:p>No</text:p>
              </table:table-cell>
              <table:table-cell office:value-type="float" office:value="1">
                <text:p>1</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include-hidden-cells="false" chart:auto-position="true" chart:auto-size="true" chart:treat-empty-cells="leave-gap"/>
    </style:style>
    <style:style style:name="ch6"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7"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8" style:family="chart" style:data-style-name="N0">
      <style:chart-properties chart:link-data-style-to-source="false" chart:label-position="avoid-overlap">
        <chart:label-separator>
          <text:p>; </text:p>
        </chart:label-separator>
      </style:chart-properties>
      <style:graphic-properties draw:stroke="none" draw:fill-color="#4472c4"/>
      <style:text-properties fo:color="#000000" style:text-position="0% 100%" fo:font-family="Calibri" fo:font-size="10pt" style:font-size-asian="10pt" style:font-size-complex="10pt"/>
    </style:style>
    <style:style style:name="ch9" style:family="chart">
      <style:chart-properties chart:solid-type="cuboid"/>
      <style:graphic-properties draw:stroke="solid" svg:stroke-width="0.053cm" svg:stroke-color="#ffffff" draw:fill-color="#4472c4"/>
    </style:style>
    <style:style style:name="ch10" style:family="chart">
      <style:chart-properties chart:solid-type="cuboid"/>
      <style:graphic-properties draw:stroke="solid" svg:stroke-width="0.053cm" svg:stroke-color="#ffffff" draw:fill-color="#ed7d31"/>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12.699cm" svg:height="7.619cm" xlink:href="." xlink:type="simple" chart:class="chart:circle" chart:style-name="ch1">
        <chart:title svg:x="4.938cm" svg:y="0.288cm" chart:style-name="ch2">
          <text:p>Chart Title</text:p>
        </chart:title>
        <chart:subtitle svg:x="0cm" svg:y="0cm" chart:style-name="ch3">
          <text:p/>
        </chart:subtitle>
        <chart:legend chart:legend-position="bottom" svg:x="5.37cm" svg:y="7.042cm" style:legend-expansion="wide" chart:style-name="ch4"/>
        <chart:plot-area chart:style-name="ch5" chart:data-source-has-labels="both" svg:x="0.253cm" svg:y="1.319cm" svg:width="12.193cm" svg:height="5.387cm">
          <chartooo:coordinate-region svg:x="3.656cm" svg:y="1.32cm" svg:width="5.386cm" svg:height="5.386cm"/>
          <chart:axis chart:dimension="x" chart:name="primary-x" chart:style-name="ch6" chartooo:axis-type="text">
            <chart:categories table:cell-range-address="local-table.$A$2:.$A$3"/>
          </chart:axis>
          <chart:axis chart:dimension="y" chart:name="primary-y" chart:style-name="ch7"/>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Yes</text:p>
              </table:table-cell>
              <table:table-cell office:value-type="float" office:value="20">
                <text:p>20</text:p>
              </table:table-cell>
            </table:table-row>
            <table:table-row>
              <table:table-cell office:value-type="string">
                <text:p>No</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include-hidden-cells="false" chart:auto-position="true" chart:auto-size="true" chart:treat-empty-cells="leave-gap"/>
    </style:style>
    <style:style style:name="ch6"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7"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8" style:family="chart" style:data-style-name="N0">
      <style:chart-properties chart:link-data-style-to-source="false" chart:label-position="avoid-overlap">
        <chart:label-separator>
          <text:p>; </text:p>
        </chart:label-separator>
      </style:chart-properties>
      <style:graphic-properties draw:stroke="none" draw:fill-color="#4472c4"/>
      <style:text-properties fo:color="#000000" style:text-position="0% 100%" fo:font-family="Calibri" fo:font-size="10pt" style:font-size-asian="10pt" style:font-size-complex="10pt"/>
    </style:style>
    <style:style style:name="ch9" style:family="chart">
      <style:chart-properties chart:solid-type="cuboid"/>
      <style:graphic-properties draw:stroke="solid" svg:stroke-width="0.053cm" svg:stroke-color="#ffffff" draw:fill-color="#4472c4"/>
    </style:style>
    <style:style style:name="ch10" style:family="chart">
      <style:chart-properties chart:solid-type="cuboid"/>
      <style:graphic-properties draw:stroke="solid" svg:stroke-width="0.053cm" svg:stroke-color="#ffffff" draw:fill-color="#ed7d31"/>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12.699cm" svg:height="7.619cm" xlink:href="." xlink:type="simple" chart:class="chart:circle" chart:style-name="ch1">
        <chart:title svg:x="4.938cm" svg:y="0.288cm" chart:style-name="ch2">
          <text:p>Chart Title</text:p>
        </chart:title>
        <chart:subtitle svg:x="0cm" svg:y="0cm" chart:style-name="ch3">
          <text:p/>
        </chart:subtitle>
        <chart:legend chart:legend-position="bottom" svg:x="5.318cm" svg:y="7.042cm" style:legend-expansion="wide" chart:style-name="ch4"/>
        <chart:plot-area chart:style-name="ch5" chart:data-source-has-labels="both" svg:x="0.253cm" svg:y="1.319cm" svg:width="12.193cm" svg:height="5.387cm">
          <chartooo:coordinate-region svg:x="3.656cm" svg:y="1.32cm" svg:width="5.386cm" svg:height="5.386cm"/>
          <chart:axis chart:dimension="x" chart:name="primary-x" chart:style-name="ch6" chartooo:axis-type="text">
            <chart:categories table:cell-range-address="local-table.$A$2:.$A$3"/>
          </chart:axis>
          <chart:axis chart:dimension="y" chart:name="primary-y" chart:style-name="ch7"/>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yes </text:p>
              </table:table-cell>
              <table:table-cell office:value-type="float" office:value="18">
                <text:p>18</text:p>
              </table:table-cell>
            </table:table-row>
            <table:table-row>
              <table:table-cell office:value-type="string">
                <text:p>No</text:p>
              </table:table-cell>
              <table:table-cell office:value-type="float" office:value="2">
                <text:p>2</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